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1.429cm"/>
    </style:style>
    <style:style style:name="gr2" style:family="graphic" style:parent-style-name="standard">
      <style:graphic-properties draw:stroke="none" draw:fill="solid" draw:fill-color="#999999" draw:textarea-horizontal-align="center" draw:textarea-vertical-align="middle"/>
    </style:style>
    <style:style style:name="gr3"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8cm" fo:padding-bottom="0.138cm" fo:padding-left="0.263cm" fo:padding-right="0.26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2.36cm" fo:padding-bottom="-2.36cm" fo:padding-left="-2.235cm" fo:padding-right="-2.23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2.36cm" fo:padding-bottom="-2.36cm" fo:padding-left="-2.235cm" fo:padding-right="-2.23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2.36cm" fo:padding-bottom="-2.36cm" fo:padding-left="-2.235cm" fo:padding-right="-2.23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2.36cm" fo:padding-bottom="-2.36cm" fo:padding-left="-2.235cm" fo:padding-right="-2.23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2.36cm" fo:padding-bottom="-2.36cm" fo:padding-left="-2.235cm" fo:padding-right="-2.23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2.36cm" fo:padding-bottom="-2.36cm" fo:padding-left="-2.235cm" fo:padding-right="-2.23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2.36cm" fo:padding-bottom="-2.36cm" fo:padding-left="-2.235cm" fo:padding-right="-2.23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2.36cm" fo:padding-bottom="-2.36cm" fo:padding-left="-2.235cm" fo:padding-right="-2.23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2.36cm" fo:padding-bottom="-2.36cm" fo:padding-left="-2.235cm" fo:padding-right="-2.23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2.36cm" fo:padding-bottom="-2.36cm" fo:padding-left="-2.235cm" fo:padding-right="-2.23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draw:stroke="none" draw:fill="solid" draw:fill-color="#000000" draw:textarea-horizontal-align="center" draw:textarea-vertical-align="middle"/>
    </style:style>
    <style:style style:name="gr15" style:family="graphic" style:parent-style-name="standard">
      <style:graphic-properties draw:stroke="none" draw:fill="solid" draw:fill-color="#dc2300" draw:textarea-horizontal-align="center" draw:textarea-vertical-align="middle"/>
    </style:style>
    <style:style style:name="gr16" style:family="graphic" style:parent-style-name="standard">
      <style:graphic-properties draw:stroke="none" draw:fill="solid" draw:fill-color="#0066cc" draw:textarea-horizontal-align="center" draw:textarea-vertical-align="middle"/>
    </style:style>
    <style:style style:name="gr17"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8cm" fo:padding-bottom="0.138cm" fo:padding-left="0.263cm" fo:padding-right="0.26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2.36cm" fo:padding-bottom="-2.36cm" fo:padding-left="-2.235cm" fo:padding-right="-2.23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2.36cm" fo:padding-bottom="-2.36cm" fo:padding-left="-2.235cm" fo:padding-right="-2.23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2.36cm" fo:padding-bottom="-2.36cm" fo:padding-left="-2.235cm" fo:padding-right="-2.23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2.36cm" fo:padding-bottom="-2.36cm" fo:padding-left="-2.235cm" fo:padding-right="-2.23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2.36cm" fo:padding-bottom="-2.36cm" fo:padding-left="-2.235cm" fo:padding-right="-2.23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2.36cm" fo:padding-bottom="-2.36cm" fo:padding-left="-2.235cm" fo:padding-right="-2.23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2.36cm" fo:padding-bottom="-2.36cm" fo:padding-left="-2.235cm" fo:padding-right="-2.23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2.36cm" fo:padding-bottom="-2.36cm" fo:padding-left="-2.235cm" fo:padding-right="-2.23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2.36cm" fo:padding-bottom="-2.36cm" fo:padding-left="-2.235cm" fo:padding-right="-2.23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none" draw:stroke-dash="Dash_20_2" svg:stroke-width="0.025cm" svg:stroke-color="#333366" draw:marker-start="" draw:marker-start-width="0.238cm" draw:marker-start-center="false" draw:marker-end="" draw:marker-end-width="0.238cm" draw:marker-end-center="false" svg:stroke-opacity="100%" draw:stroke-linejoin="round" draw:fill="solid" draw:fill-color="#3333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2.36cm" fo:padding-bottom="-2.36cm" fo:padding-left="-2.235cm" fo:padding-right="-2.23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graphic-properties draw:stroke="none" draw:fill="solid" draw:fill-color="#000080" draw:textarea-horizontal-align="center" draw:textarea-vertical-align="middle"/>
    </style:style>
    <style:style style:name="gr29" style:family="graphic" style:parent-style-name="standard">
      <style:graphic-properties draw:stroke="none" draw:fill="solid" draw:fill-color="#ff6633" draw:textarea-horizontal-align="center" draw:textarea-vertical-align="middle"/>
    </style:style>
    <style:style style:name="gr30" style:family="graphic" style:parent-style-name="standard">
      <style:graphic-properties draw:stroke="none"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Continuum Medium'" style:font-pitch="variable" fo:font-size="88pt" fo:font-weight="bold"/>
    </style:style>
    <style:style style:name="P3" style:family="paragraph">
      <style:paragraph-properties fo:text-align="center"/>
    </style:style>
    <style:style style:name="P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Lucida Sans Unicode'"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he" style:country-complex="IL" style:font-style-complex="normal" style:font-weight-complex="normal" style:text-emphasize="none" style:text-scale="100%" style:font-relief="none" fo:hyphenate="false"/>
    </style:style>
    <style:style style:name="P5" style:family="paragraph">
      <style:paragraph-properties fo:margin-left="0cm" fo:margin-right="0cm" fo:text-indent="0cm"/>
      <style:text-properties fo:font-size="88pt"/>
    </style:style>
    <style:style style:name="T1" style:family="text">
      <style:text-properties fo:font-family="'Continuum Medium'" style:font-pitch="variable" fo:font-size="8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3.335cm" svg:height="4.129cm" svg:x="-14.506cm" svg:y="6.526cm">
          <draw:text-box>
            <text:p text:style-name="P1"><text:span text:style-name="T1">artifactory</text:span></text:p>
          </draw:text-box>
        </draw:frame>
        <draw:path draw:style-name="gr2" draw:text-style-name="P3" draw:layer="layout" svg:width="0.499cm" svg:height="0.505cm" svg:x="7.387cm" svg:y="9.819cm" svg:viewBox="0 0 500 506" svg:d="m0 251c0-69 24-129 72-177s106-74 175-74 130 26 179 78 73 111 73 180-24 128-71 176-107 71-177 71-132-24-180-73-71-110-71-181z">
          <text:p text:style-name="P1"/>
        </draw:path>
        <draw:g>
          <draw:path draw:style-name="gr3" draw:text-style-name="P4" draw:layer="layout" svg:width="0.692cm" svg:height="1.777cm" svg:x="6.801cm" svg:y="9.969cm" svg:viewBox="0 0 693 1778" svg:d="m0 1777c0-592 0-1184 0-1777 110 0 220 0 330 0 0 144 0 289 0 433 91 0 271-4 362-4 0 88-40 175-40 265-91 0-231 5-322 5 0 359 0 719 0 1078-110 0-220 0-330 0z">
            <text:p text:style-name="P1"/>
          </draw:path>
          <draw:path draw:style-name="gr4" draw:text-style-name="P4" draw:layer="layout" svg:width="1.397cm" svg:height="1.344cm" svg:x="4.307cm" svg:y="10.402cm" svg:viewBox="0 0 1398 1345" svg:d="m400 1073c15 4 54 6 118 6 0 0 0 0 359 0 125 0 188-34 188-103 0 0 0 0 0-210 0-67-52-104-158-113 0 0 0 0-416 0-107 10-161 48-161 113 0 0 0 0 0 210 0 43 24 75 70 97zm-400-101c0 0 0 0 0-156 0-122 31-208 94-257 81-113 196-170 344-170 0 0 0 0 627 0 0 0 0 0 0-61 0-16-7-31-22-43s-30-19-48-19c0 0 0 0-995 0 0 0 0 0 0-266 0 0 0 0 977 0 226 0 364 86 412 258 4 30 7 52 7 64 0 0 1 1019 1 1019s-423 1-423 3 0 0-533 0c-86 0-169-24-249-72s-136-108-168-185c-16-28-24-66-24-115z">
            <text:p text:style-name="P1"/>
          </draw:path>
          <draw:path draw:style-name="gr5" draw:text-style-name="P4" draw:layer="layout" svg:width="1.116cm" svg:height="1.344cm" svg:x="5.815cm" svg:y="10.402cm" svg:viewBox="0 0 1117 1345" svg:d="m0 1344c0 0 0 0 0-977 0-23 2-49 6-76 13-92 46-159 98-201s135-71 247-85c29-4 53-5 75-5 0 0 509 4 690 4 0 0-28-12-28 255 14 23-481 7-644 7-76 0-114 35-114 107 0 0 0 0 0 971 0 0 0 0-330 0z">
            <text:p text:style-name="P1"/>
          </draw:path>
          <draw:path draw:style-name="gr6" draw:text-style-name="P4" draw:layer="layout" svg:width="0.33cm" svg:height="1.346cm" svg:x="7.436cm" svg:y="10.4cm" svg:viewBox="0 0 331 1347" svg:d="m0 1346c110 0 220 0 330 0 0-449 0-897 0-1346-110 0-220 0-330 0 0 448 0 897 0 1346z">
            <text:p text:style-name="P1"/>
          </draw:path>
          <draw:path draw:style-name="gr7" draw:text-style-name="P4" draw:layer="layout" svg:width="0.6cm" svg:height="1.777cm" svg:x="7.936cm" svg:y="9.969cm" svg:viewBox="0 0 601 1778" svg:d="m0 1777c0 0 0 0 0-1421 0-31 4-60 12-88 57-178 205-268 444-268 0 0 0 0 144 0 0 0 0 0 0 267 0 0 0 0-164 0-70 14-106 57-106 129 0 0 0 0 0 37 0 0 0 0 270 0 0 0 0 0 0 266 0 0 0 0-270 0 0 0 0 0 0 1078 0 0 0 0-330 0z">
            <text:p text:style-name="P1"/>
          </draw:path>
          <draw:path draw:style-name="gr8" draw:text-style-name="P4" draw:layer="layout" svg:width="1.498cm" svg:height="1.344cm" svg:x="9.97cm" svg:y="10.402cm" svg:viewBox="0 0 1499 1345" svg:d="m0 991c0 0 0 0 0-641 0-114 45-203 135-265 83-57 195-85 337-85 0 0 383 15 1026 15 0 0 0-11 0 255 0 0-383-4-1026-4-95 0-142 38-142 114 0 0 0 0 0 562 0 38 14 71 42 98s64 39 109 39c0 0 0 0 637 0 0 0 0 0 0 265 0 0 0 0-640 0-95 0-177-17-247-48-154-70-231-172-231-305z">
            <text:p text:style-name="P1"/>
          </draw:path>
          <draw:path draw:style-name="gr9" draw:text-style-name="P4" draw:layer="layout" svg:width="0.603cm" svg:height="1.777cm" svg:x="11.352cm" svg:y="9.969cm" svg:viewBox="0 0 604 1778" svg:d="m0 1777c0-592 0-1184 0-1777 110 0 220 0 330 0 0 144 0 289 0 433 91 0 182 0 273 0 0 88 0 176 0 266-91 0-182 0-273 0 0 359 0 719 0 1078-110 0-220 0-330 0z">
            <text:p text:style-name="P1"/>
          </draw:path>
          <draw:path draw:style-name="gr10" draw:text-style-name="P4" draw:layer="layout" svg:width="1.409cm" svg:height="1.344cm" svg:x="12.063cm" svg:y="10.402cm" svg:viewBox="0 0 1410 1345" svg:d="m494 1079c0 0 0 0 429 0 104 0 155-47 155-140 0 0 0 0 0-542 0-87-51-131-155-131 0 0 0 0-429 0-106 0-160 44-160 131 0 0 0 0 0 535 0 98 54 147 160 147zm-490-94c0 0 0 0 0-658 0-191 129-300 387-325 8 0 20-1 36-2 0 0 0 0 524 0 15 0 38 1 68 5 260 30 390 137 390 322 0 0 0 0 0 674 0 128-79 227-236 300-61 29-135 43-222 43 0 0 0 0-500 0-217 0-359-81-424-244-26-72-33-111-23-115z">
            <text:p text:style-name="P1"/>
          </draw:path>
          <draw:polygon draw:style-name="gr11" draw:text-style-name="P4" draw:layer="layout" svg:width="12.003cm" svg:height="1.772cm" svg:x="4.081cm" svg:y="10.402cm" svg:viewBox="0 0 12004 1773" draw:points="33,1772 25,1772 18,1771 16,1770 13,1770 11,1768 9,1767 7,1765 5,1762 4,1759 3,1756 1,1747 0,1735 0,1702 0,1654 2,1500 11570,1501 11583,1499 11594,1496 11605,1493 11615,1489 11624,1484 11633,1479 11641,1473 11647,1466 11653,1458 11659,1450 11663,1442 11667,1432 11669,1422 11671,1411 11673,1400 11673,1388 11673,1344 11037,1344 10994,1342 10952,1338 10912,1330 10874,1319 10838,1305 10804,1288 10772,1268 10741,1245 10713,1220 10700,1207 10689,1193 10678,1179 10668,1165 10659,1151 10651,1136 10644,1120 10638,1105 10633,1089 10629,1072 10625,1055 10623,1038 10621,1021 10621,1003 10621,1003 10621,1003 10621,1003 10621,1003 10621,1003 10621,1003 10621,1003 10621,1003 10621,1001 10620,988 10618,879 10614,2 10614,2 10614,2 10614,2 10614,2 10614,2 10614,2 10615,2 10620,2 10659,2 10952,1 10952,1 10952,1 10952,1 10952,1 10952,1 10952,1 10952,3 10952,16 10952,119 10951,944 10952,960 10953,976 10956,990 10961,1003 10966,1015 10973,1026 10981,1036 10990,1045 11001,1053 11012,1060 11025,1066 11039,1071 11055,1074 11071,1077 11089,1078 11108,1079 11521,1079 11539,1079 11557,1077 11573,1075 11587,1072 11601,1068 11613,1063 11625,1057 11635,1051 11644,1043 11652,1035 11658,1025 11663,1015 11668,1004 11671,992 11672,980 11673,966 11673,0 12003,0 12003,1375 12001,1418 11997,1458 11989,1496 11983,1514 11977,1531 11971,1547 11963,1563 11954,1578 11945,1592 11935,1606 11924,1619 11913,1631 11900,1643 11883,1658 11866,1671 11848,1684 11829,1696 11810,1707 11790,1717 11748,1734 11703,1748 11655,1757 11605,1763 11552,1765 11552,1765 11552,1765 11550,1765 11544,1765 11522,1765 11433,1765 11095,1765 9883,1766 6142,1769">
            <text:p text:style-name="P1"/>
          </draw:polygon>
          <draw:path draw:style-name="gr12" draw:text-style-name="P4" draw:layer="layout" svg:width="1.113cm" svg:height="1.344cm" svg:x="13.622cm" svg:y="10.402cm" svg:viewBox="0 0 1114 1345" svg:d="m0 1344c0 0 0 0 0-977 0-23 2-49 6-76 13-92 46-159 98-201s135-71 247-85c29-4 53-5 75-5 0 0 506 2 687 2 0 0-25-10-25 257 14 23-481 7-644 7-76 0-114 35-114 107 0 0 0 0 0 971 0 0 0 0-330 0z">
            <text:p text:style-name="P1"/>
          </draw:path>
          <draw:path draw:style-name="gr13" draw:text-style-name="P4" draw:layer="layout" svg:width="1.397cm" svg:height="1.344cm" svg:x="8.522cm" svg:y="10.402cm" svg:viewBox="0 0 1398 1345" svg:d="m400 1073c15 4 54 6 118 6 0 0 0 0 359 0 125 0 188-34 188-103 0 0 0 0 0-210 0-67-52-104-158-113 0 0 0 0-416 0-107 10-161 48-161 113 0 0 0 0 0 210 0 43 24 75 70 97zm-400-101c0 0 0 0 0-156 0-122 31-208 94-257 81-113 196-170 344-170 0 0 0 0 627 0 0 0 0 0 0-61 0-16-7-31-22-43s-30-19-48-19c0 0 0 0-995 0 0 0 0 0 0-266 0 0 0 0 977 0 226 0 364 86 412 258 4 30 7 52 7 64 0 0 1 1019 1 1019s-423 1-423 3 0 0-533 0c-86 0-169-24-249-72s-136-108-168-185c-16-28-24-66-24-115z">
            <text:p text:style-name="P1"/>
          </draw:path>
        </draw:g>
        <draw:path draw:style-name="gr14" draw:text-style-name="P3" draw:layer="layout" svg:width="1.397cm" svg:height="1.344cm" svg:x="4.283cm" svg:y="2.916cm" svg:viewBox="0 0 1398 1345" svg:d="m400 1073c15 4 54 6 118 6 0 0 0 0 359 0 125 0 188-34 188-103 0 0 0 0 0-210 0-67-52-104-158-113 0 0 0 0-416 0-107 10-161 48-161 113 0 0 0 0 0 210 0 43 24 75 70 97zm-400-101c0 0 0 0 0-156 0-122 31-208 94-257 81-113 196-170 344-170 0 0 0 0 627 0 0 0 0 0 0-61 0-16-7-31-22-43s-30-19-48-19c0 0 0 0-995 0 0 0 0 0 0-266 0 0 0 0 977 0 226 0 364 86 412 258 4 30 7 52 7 64 0 0 1 1019 1 1019s-423 1-423 3 0 0-533 0c-86 0-169-24-249-72s-136-108-168-185c-16-28-24-66-24-115z">
          <text:p text:style-name="P1"/>
        </draw:path>
        <draw:path draw:style-name="gr14" draw:text-style-name="P3" draw:layer="layout" svg:width="1.116cm" svg:height="1.344cm" svg:x="5.871cm" svg:y="2.916cm" svg:viewBox="0 0 1117 1345" svg:d="m0 1344c0 0 0 0 0-977 0-23 2-49 6-76 13-92 46-159 98-201s135-71 247-85c29-4 53-5 75-5 0 0 509 4 690 4 0 0-28-12-28 255 14 23-481 7-644 7-76 0-114 35-114 107 0 0 0 0 0 971 0 0 0 0-330 0z">
          <text:p text:style-name="P1"/>
        </draw:path>
        <draw:path draw:style-name="gr14" draw:text-style-name="P3" draw:layer="layout" svg:width="0.692cm" svg:height="1.777cm" svg:x="6.857cm" svg:y="2.483cm" svg:viewBox="0 0 693 1778" svg:d="m0 1777c0-592 0-1184 0-1777 110 0 220 0 330 0 0 144 0 289 0 433 91 0 271-4 362-4 0 88-40 175-40 265-91 0-231 5-322 5 0 359 0 719 0 1078-110 0-220 0-330 0z">
          <text:p text:style-name="P1"/>
        </draw:path>
        <draw:path draw:style-name="gr14" draw:text-style-name="P3" draw:layer="layout" svg:width="0.33cm" svg:height="1.346cm" svg:x="7.471cm" svg:y="2.914cm" svg:viewBox="0 0 331 1347" svg:d="m0 1346c110 0 220 0 330 0 0-449 0-897 0-1346-110 0-220 0-330 0 0 448 0 897 0 1346z">
          <text:p text:style-name="P1"/>
        </draw:path>
        <draw:path draw:style-name="gr14" draw:text-style-name="P3" draw:layer="layout" svg:width="0.6cm" svg:height="1.777cm" svg:x="8.025cm" svg:y="2.483cm" svg:viewBox="0 0 601 1778" svg:d="m0 1777c0 0 0 0 0-1421 0-31 4-60 12-88 57-178 205-268 444-268 0 0 0 0 144 0 0 0 0 0 0 267 0 0 0 0-164 0-70 14-106 57-106 129 0 0 0 0 0 37 0 0 0 0 270 0 0 0 0 0 0 266 0 0 0 0-270 0 0 0 0 0 0 1078 0 0 0 0-330 0z">
          <text:p text:style-name="P1"/>
        </draw:path>
        <draw:path draw:style-name="gr14" draw:text-style-name="P3" draw:layer="layout" svg:width="1.498cm" svg:height="1.344cm" svg:x="10.126cm" svg:y="2.916cm" svg:viewBox="0 0 1499 1345" svg:d="m0 991c0 0 0 0 0-641 0-114 45-203 135-265 83-57 195-85 337-85 0 0 383 15 1026 15 0 0 0-11 0 255 0 0-383-4-1026-4-95 0-142 38-142 114 0 0 0 0 0 562 0 38 14 71 42 98s64 39 109 39c0 0 0 0 637 0 0 0 0 0 0 265 0 0 0 0-640 0-95 0-177-17-247-48-154-70-231-172-231-305z">
          <text:p text:style-name="P1"/>
        </draw:path>
        <draw:path draw:style-name="gr14" draw:text-style-name="P3" draw:layer="layout" svg:width="0.603cm" svg:height="1.777cm" svg:x="11.508cm" svg:y="2.483cm" svg:viewBox="0 0 604 1778" svg:d="m0 1777c0-592 0-1184 0-1777 110 0 220 0 330 0 0 144 0 289 0 433 91 0 182 0 273 0 0 88 0 176 0 266-91 0-182 0-273 0 0 359 0 719 0 1078-110 0-220 0-330 0z">
          <text:p text:style-name="P1"/>
        </draw:path>
        <draw:path draw:style-name="gr14" draw:text-style-name="P3" draw:layer="layout" svg:width="1.409cm" svg:height="1.344cm" svg:x="12.219cm" svg:y="2.916cm" svg:viewBox="0 0 1410 1345" svg:d="m494 1079c0 0 0 0 429 0 104 0 155-47 155-140 0 0 0 0 0-542 0-87-51-131-155-131 0 0 0 0-429 0-106 0-160 44-160 131 0 0 0 0 0 535 0 98 54 147 160 147zm-490-94c0 0 0 0 0-658 0-191 129-300 387-325 8 0 20-1 36-2 0 0 0 0 524 0 15 0 38 1 68 5 260 30 390 137 390 322 0 0 0 0 0 674 0 128-79 227-236 300-61 29-135 43-222 43 0 0 0 0-500 0-217 0-359-81-424-244-26-72-33-111-23-115z">
          <text:p text:style-name="P1"/>
        </draw:path>
        <draw:path draw:style-name="gr14" draw:text-style-name="P3" draw:layer="layout" svg:width="12.003cm" svg:height="1.772cm" svg:x="4.237cm" svg:y="2.916cm" svg:viewBox="0 0 12004 1773" svg:d="m33 1772c-46 0-31-8-31-272 0 0 10619 1 11568 1 69-9 103-47 103-113 0 0 0 0 0-44 0 0 0 0-636 0-118 0-217-33-296-99s-120-146-120-242c0 0-7 3-7-1001 0 0 8-1 338-1 0 0-1-1-1 943 0 90 52 135 157 135 0 0 0 0 413 0 101 0 152-38 152-113 0 0 0 0 0-966 0 0 0 0 330 0 0 0 0 0 0 1375 0 118-34 208-103 268-87 81-203 122-348 122 0 0-10588 7-11519 7z">
          <text:p text:style-name="P1"/>
        </draw:path>
        <draw:path draw:style-name="gr14" draw:text-style-name="P3" draw:layer="layout" svg:width="1.113cm" svg:height="1.344cm" svg:x="13.778cm" svg:y="2.916cm" svg:viewBox="0 0 1114 1345" svg:d="m0 1344c0 0 0 0 0-977 0-23 2-49 6-76 13-92 46-159 98-201s135-71 247-85c29-4 53-5 75-5 0 0 506 2 687 2 0 0-25-10-25 257 14 23-481 7-644 7-76 0-114 35-114 107 0 0 0 0 0 971 0 0 0 0-330 0z">
          <text:p text:style-name="P1"/>
        </draw:path>
        <draw:path draw:style-name="gr14" draw:text-style-name="P3" draw:layer="layout" svg:width="1.397cm" svg:height="1.344cm" svg:x="8.584cm" svg:y="2.916cm" svg:viewBox="0 0 1398 1345" svg:d="m400 1073c15 4 54 6 118 6 0 0 0 0 359 0 125 0 188-34 188-103 0 0 0 0 0-210 0-67-52-104-158-113 0 0 0 0-416 0-107 10-161 48-161 113 0 0 0 0 0 210 0 43 24 75 70 97zm-400-101c0 0 0 0 0-156 0-122 31-208 94-257 81-113 196-170 344-170 0 0 0 0 627 0 0 0 0 0 0-61 0-16-7-31-22-43s-30-19-48-19c0 0 0 0-995 0 0 0 0 0 0-266 0 0 0 0 977 0 226 0 364 86 412 258 4 30 7 52 7 64 0 0 1 1019 1 1019s-423 1-423 3 0 0-533 0c-86 0-169-24-249-72s-136-108-168-185c-16-28-24-66-24-115z">
          <text:p text:style-name="P1"/>
        </draw:path>
        <draw:path draw:style-name="gr15" draw:text-style-name="P3" draw:layer="layout" svg:width="0.499cm" svg:height="0.505cm" svg:x="7.321cm" svg:y="2.27cm" svg:viewBox="0 0 500 506" svg:d="m0 251c0-69 24-129 72-177s106-74 175-74 130 26 179 78 73 111 73 180-24 128-71 176-107 71-177 71-132-24-180-73-71-110-71-181z">
          <text:p text:style-name="P1"/>
        </draw:path>
        <draw:g>
          <draw:path draw:style-name="gr16" draw:text-style-name="P3" draw:layer="layout" svg:width="1.397cm" svg:height="1.344cm" svg:x="4.163cm" svg:y="2.779cm" svg:viewBox="0 0 1398 1345" svg:d="m400 1073c15 4 54 6 118 6 0 0 0 0 359 0 125 0 188-34 188-103 0 0 0 0 0-210 0-67-52-104-158-113 0 0 0 0-416 0-107 10-161 48-161 113 0 0 0 0 0 210 0 43 24 75 70 97zm-400-101c0 0 0 0 0-156 0-122 31-208 94-257 81-113 196-170 344-170 0 0 0 0 627 0 0 0 0 0 0-61 0-16-7-31-22-43s-30-19-48-19c0 0 0 0-995 0 0 0 0 0 0-266 0 0 0 0 977 0 226 0 364 86 412 258 4 30 7 52 7 64 0 0 1 1019 1 1019s-423 1-423 3 0 0-533 0c-86 0-169-24-249-72s-136-108-168-185c-16-28-24-66-24-115z">
            <text:p text:style-name="P1"/>
          </draw:path>
          <draw:path draw:style-name="gr16" draw:text-style-name="P3" draw:layer="layout" svg:width="1.116cm" svg:height="1.344cm" svg:x="5.751cm" svg:y="2.779cm" svg:viewBox="0 0 1117 1345" svg:d="m0 1344c0 0 0 0 0-977 0-23 2-49 6-76 13-92 46-159 98-201s135-71 247-85c29-4 53-5 75-5 0 0 509 4 690 4 0 0-28-12-28 255 14 23-481 7-644 7-76 0-114 35-114 107 0 0 0 0 0 971 0 0 0 0-330 0z">
            <text:p text:style-name="P1"/>
          </draw:path>
          <draw:path draw:style-name="gr16" draw:text-style-name="P3" draw:layer="layout" svg:width="0.692cm" svg:height="1.777cm" svg:x="6.737cm" svg:y="2.346cm" svg:viewBox="0 0 693 1778" svg:d="m0 1777c0-592 0-1184 0-1777 110 0 220 0 330 0 0 144 0 289 0 433 91 0 271-4 362-4 0 88-40 175-40 265-91 0-231 5-322 5 0 359 0 719 0 1078-110 0-220 0-330 0z">
            <text:p text:style-name="P1"/>
          </draw:path>
          <draw:path draw:style-name="gr16" draw:text-style-name="P3" draw:layer="layout" svg:width="0.33cm" svg:height="1.346cm" svg:x="7.351cm" svg:y="2.777cm" svg:viewBox="0 0 331 1347" svg:d="m0 1346c110 0 220 0 330 0 0-449 0-897 0-1346-110 0-220 0-330 0 0 448 0 897 0 1346z">
            <text:p text:style-name="P1"/>
          </draw:path>
          <draw:path draw:style-name="gr16" draw:text-style-name="P3" draw:layer="layout" svg:width="0.6cm" svg:height="1.777cm" svg:x="7.905cm" svg:y="2.346cm" svg:viewBox="0 0 601 1778" svg:d="m0 1777c0 0 0 0 0-1421 0-31 4-60 12-88 57-178 205-268 444-268 0 0 0 0 144 0 0 0 0 0 0 267 0 0 0 0-164 0-70 14-106 57-106 129 0 0 0 0 0 37 0 0 0 0 270 0 0 0 0 0 0 266 0 0 0 0-270 0 0 0 0 0 0 1078 0 0 0 0-330 0z">
            <text:p text:style-name="P1"/>
          </draw:path>
          <draw:path draw:style-name="gr16" draw:text-style-name="P3" draw:layer="layout" svg:width="1.498cm" svg:height="1.344cm" svg:x="10.006cm" svg:y="2.779cm" svg:viewBox="0 0 1499 1345" svg:d="m0 991c0 0 0 0 0-641 0-114 45-203 135-265 83-57 195-85 337-85 0 0 383 15 1026 15 0 0 0-11 0 255 0 0-383-4-1026-4-95 0-142 38-142 114 0 0 0 0 0 562 0 38 14 71 42 98s64 39 109 39c0 0 0 0 637 0 0 0 0 0 0 265 0 0 0 0-640 0-95 0-177-17-247-48-154-70-231-172-231-305z">
            <text:p text:style-name="P1"/>
          </draw:path>
          <draw:path draw:style-name="gr16" draw:text-style-name="P3" draw:layer="layout" svg:width="0.603cm" svg:height="1.777cm" svg:x="11.388cm" svg:y="2.346cm" svg:viewBox="0 0 604 1778" svg:d="m0 1777c0-592 0-1184 0-1777 110 0 220 0 330 0 0 144 0 289 0 433 91 0 182 0 273 0 0 88 0 176 0 266-91 0-182 0-273 0 0 359 0 719 0 1078-110 0-220 0-330 0z">
            <text:p text:style-name="P1"/>
          </draw:path>
          <draw:path draw:style-name="gr16" draw:text-style-name="P3" draw:layer="layout" svg:width="1.409cm" svg:height="1.344cm" svg:x="12.099cm" svg:y="2.779cm" svg:viewBox="0 0 1410 1345" svg:d="m494 1079c0 0 0 0 429 0 104 0 155-47 155-140 0 0 0 0 0-542 0-87-51-131-155-131 0 0 0 0-429 0-106 0-160 44-160 131 0 0 0 0 0 535 0 98 54 147 160 147zm-490-94c0 0 0 0 0-658 0-191 129-300 387-325 8 0 20-1 36-2 0 0 0 0 524 0 15 0 38 1 68 5 260 30 390 137 390 322 0 0 0 0 0 674 0 128-79 227-236 300-61 29-135 43-222 43 0 0 0 0-500 0-217 0-359-81-424-244-26-72-33-111-23-115z">
            <text:p text:style-name="P1"/>
          </draw:path>
          <draw:path draw:style-name="gr16" draw:text-style-name="P3" draw:layer="layout" svg:width="12.003cm" svg:height="1.772cm" svg:x="4.117cm" svg:y="2.779cm" svg:viewBox="0 0 12004 1773" svg:d="m33 1772c-46 0-31-8-31-272 0 0 10619 1 11568 1 69-9 103-47 103-113 0 0 0 0 0-44 0 0 0 0-636 0-118 0-217-33-296-99s-120-146-120-242c0 0-7 3-7-1001 0 0 8-1 338-1 0 0-1-1-1 943 0 90 52 135 157 135 0 0 0 0 413 0 101 0 152-38 152-113 0 0 0 0 0-966 0 0 0 0 330 0 0 0 0 0 0 1375 0 118-34 208-103 268-87 81-203 122-348 122 0 0-10588 7-11519 7z">
            <text:p text:style-name="P1"/>
          </draw:path>
          <draw:path draw:style-name="gr16" draw:text-style-name="P3" draw:layer="layout" svg:width="1.113cm" svg:height="1.344cm" svg:x="13.658cm" svg:y="2.779cm" svg:viewBox="0 0 1114 1345" svg:d="m0 1344c0 0 0 0 0-977 0-23 2-49 6-76 13-92 46-159 98-201s135-71 247-85c29-4 53-5 75-5 0 0 506 2 687 2 0 0-25-10-25 257 14 23-481 7-644 7-76 0-114 35-114 107 0 0 0 0 0 971 0 0 0 0-330 0z">
            <text:p text:style-name="P1"/>
          </draw:path>
          <draw:path draw:style-name="gr16" draw:text-style-name="P3" draw:layer="layout" svg:width="1.397cm" svg:height="1.344cm" svg:x="8.464cm" svg:y="2.779cm" svg:viewBox="0 0 1398 1345" svg:d="m400 1073c15 4 54 6 118 6 0 0 0 0 359 0 125 0 188-34 188-103 0 0 0 0 0-210 0-67-52-104-158-113 0 0 0 0-416 0-107 10-161 48-161 113 0 0 0 0 0 210 0 43 24 75 70 97zm-400-101c0 0 0 0 0-156 0-122 31-208 94-257 81-113 196-170 344-170 0 0 0 0 627 0 0 0 0 0 0-61 0-16-7-31-22-43s-30-19-48-19c0 0 0 0-995 0 0 0 0 0 0-266 0 0 0 0 977 0 226 0 364 86 412 258 4 30 7 52 7 64 0 0 1 1019 1 1019s-423 1-423 3 0 0-533 0c-86 0-169-24-249-72s-136-108-168-185c-16-28-24-66-24-115z">
            <text:p text:style-name="P1"/>
          </draw:path>
        </draw:g>
        <draw:path draw:style-name="gr2" draw:text-style-name="P3" draw:layer="layout" svg:width="0.499cm" svg:height="0.505cm" svg:x="12.52cm" svg:y="10.809cm" svg:viewBox="0 0 500 506" svg:d="m0 251c0-69 24-129 72-177s106-74 175-74 130 26 179 78 73 111 73 180-24 128-71 176-107 71-177 71-132-24-180-73-71-110-71-181z">
          <text:p text:style-name="P1"/>
        </draw:path>
        <draw:g>
          <draw:path draw:style-name="gr14" draw:text-style-name="P3" draw:layer="layout" svg:width="1.397cm" svg:height="1.344cm" svg:x="4.284cm" svg:y="6.783cm" svg:viewBox="0 0 1398 1345" svg:d="m400 1073c15 4 54 6 118 6 0 0 0 0 359 0 125 0 188-34 188-103 0 0 0 0 0-210 0-67-52-104-158-113 0 0 0 0-416 0-107 10-161 48-161 113 0 0 0 0 0 210 0 43 24 75 70 97zm-400-101c0 0 0 0 0-156 0-122 31-208 94-257 81-113 196-170 344-170 0 0 0 0 627 0 0 0 0 0 0-61 0-16-7-31-22-43s-30-19-48-19c0 0 0 0-995 0 0 0 0 0 0-266 0 0 0 0 977 0 226 0 364 86 412 258 4 30 7 52 7 64 0 0 1 1019 1 1019s-423 1-423 3 0 0-533 0c-86 0-169-24-249-72s-136-108-168-185c-16-28-24-66-24-115z">
            <text:p text:style-name="P1"/>
          </draw:path>
          <draw:path draw:style-name="gr14" draw:text-style-name="P3" draw:layer="layout" svg:width="1.116cm" svg:height="1.344cm" svg:x="5.872cm" svg:y="6.783cm" svg:viewBox="0 0 1117 1345" svg:d="m0 1344c0 0 0 0 0-977 0-23 2-49 6-76 13-92 46-159 98-201s135-71 247-85c29-4 53-5 75-5 0 0 509 4 690 4 0 0-28-12-28 255 14 23-481 7-644 7-76 0-114 35-114 107 0 0 0 0 0 971 0 0 0 0-330 0z">
            <text:p text:style-name="P1"/>
          </draw:path>
          <draw:path draw:style-name="gr14" draw:text-style-name="P3" draw:layer="layout" svg:width="0.692cm" svg:height="1.777cm" svg:x="6.858cm" svg:y="6.35cm" svg:viewBox="0 0 693 1778" svg:d="m0 1777c0-592 0-1184 0-1777 110 0 220 0 330 0 0 144 0 289 0 433 91 0 271-4 362-4 0 88-40 175-40 265-91 0-231 5-322 5 0 359 0 719 0 1078-110 0-220 0-330 0z">
            <text:p text:style-name="P1"/>
          </draw:path>
          <draw:path draw:style-name="gr14" draw:text-style-name="P3" draw:layer="layout" svg:width="0.33cm" svg:height="1.346cm" svg:x="7.472cm" svg:y="6.781cm" svg:viewBox="0 0 331 1347" svg:d="m0 1346c110 0 220 0 330 0 0-449 0-897 0-1346-110 0-220 0-330 0 0 448 0 897 0 1346z">
            <text:p text:style-name="P1"/>
          </draw:path>
          <draw:path draw:style-name="gr14" draw:text-style-name="P3" draw:layer="layout" svg:width="0.6cm" svg:height="1.777cm" svg:x="8.026cm" svg:y="6.35cm" svg:viewBox="0 0 601 1778" svg:d="m0 1777c0 0 0 0 0-1421 0-31 4-60 12-88 57-178 205-268 444-268 0 0 0 0 144 0 0 0 0 0 0 267 0 0 0 0-164 0-70 14-106 57-106 129 0 0 0 0 0 37 0 0 0 0 270 0 0 0 0 0 0 266 0 0 0 0-270 0 0 0 0 0 0 1078 0 0 0 0-330 0z">
            <text:p text:style-name="P1"/>
          </draw:path>
          <draw:path draw:style-name="gr14" draw:text-style-name="P3" draw:layer="layout" svg:width="1.498cm" svg:height="1.344cm" svg:x="10.127cm" svg:y="6.783cm" svg:viewBox="0 0 1499 1345" svg:d="m0 991c0 0 0 0 0-641 0-114 45-203 135-265 83-57 195-85 337-85 0 0 383 15 1026 15 0 0 0-11 0 255 0 0-383-4-1026-4-95 0-142 38-142 114 0 0 0 0 0 562 0 38 14 71 42 98s64 39 109 39c0 0 0 0 637 0 0 0 0 0 0 265 0 0 0 0-640 0-95 0-177-17-247-48-154-70-231-172-231-305z">
            <text:p text:style-name="P1"/>
          </draw:path>
          <draw:path draw:style-name="gr14" draw:text-style-name="P3" draw:layer="layout" svg:width="0.603cm" svg:height="1.777cm" svg:x="11.509cm" svg:y="6.35cm" svg:viewBox="0 0 604 1778" svg:d="m0 1777c0-592 0-1184 0-1777 110 0 220 0 330 0 0 144 0 289 0 433 91 0 182 0 273 0 0 88 0 176 0 266-91 0-182 0-273 0 0 359 0 719 0 1078-110 0-220 0-330 0z">
            <text:p text:style-name="P1"/>
          </draw:path>
          <draw:path draw:style-name="gr14" draw:text-style-name="P3" draw:layer="layout" svg:width="1.409cm" svg:height="1.344cm" svg:x="12.22cm" svg:y="6.783cm" svg:viewBox="0 0 1410 1345" svg:d="m494 1079c0 0 0 0 429 0 104 0 155-47 155-140 0 0 0 0 0-542 0-87-51-131-155-131 0 0 0 0-429 0-106 0-160 44-160 131 0 0 0 0 0 535 0 98 54 147 160 147zm-490-94c0 0 0 0 0-658 0-191 129-300 387-325 8 0 20-1 36-2 0 0 0 0 524 0 15 0 38 1 68 5 260 30 390 137 390 322 0 0 0 0 0 674 0 128-79 227-236 300-61 29-135 43-222 43 0 0 0 0-500 0-217 0-359-81-424-244-26-72-33-111-23-115z">
            <text:p text:style-name="P1"/>
          </draw:path>
          <draw:path draw:style-name="gr14" draw:text-style-name="P3" draw:layer="layout" svg:width="12.003cm" svg:height="1.772cm" svg:x="4.238cm" svg:y="6.783cm" svg:viewBox="0 0 12004 1773" svg:d="m33 1772c-46 0-31-8-31-272 0 0 10619 1 11568 1 69-9 103-47 103-113 0 0 0 0 0-44 0 0 0 0-636 0-118 0-217-33-296-99s-120-146-120-242c0 0-7 3-7-1001 0 0 8-1 338-1 0 0-1-1-1 943 0 90 52 135 157 135 0 0 0 0 413 0 101 0 152-38 152-113 0 0 0 0 0-966 0 0 0 0 330 0 0 0 0 0 0 1375 0 118-34 208-103 268-87 81-203 122-348 122 0 0-10588 7-11519 7z">
            <text:p text:style-name="P1"/>
          </draw:path>
          <draw:path draw:style-name="gr14" draw:text-style-name="P3" draw:layer="layout" svg:width="1.113cm" svg:height="1.344cm" svg:x="13.779cm" svg:y="6.783cm" svg:viewBox="0 0 1114 1345" svg:d="m0 1344c0 0 0 0 0-977 0-23 2-49 6-76 13-92 46-159 98-201s135-71 247-85c29-4 53-5 75-5 0 0 506 2 687 2 0 0-25-10-25 257 14 23-481 7-644 7-76 0-114 35-114 107 0 0 0 0 0 971 0 0 0 0-330 0z">
            <text:p text:style-name="P1"/>
          </draw:path>
          <draw:path draw:style-name="gr14" draw:text-style-name="P3" draw:layer="layout" svg:width="1.397cm" svg:height="1.344cm" svg:x="8.585cm" svg:y="6.783cm" svg:viewBox="0 0 1398 1345" svg:d="m400 1073c15 4 54 6 118 6 0 0 0 0 359 0 125 0 188-34 188-103 0 0 0 0 0-210 0-67-52-104-158-113 0 0 0 0-416 0-107 10-161 48-161 113 0 0 0 0 0 210 0 43 24 75 70 97zm-400-101c0 0 0 0 0-156 0-122 31-208 94-257 81-113 196-170 344-170 0 0 0 0 627 0 0 0 0 0 0-61 0-16-7-31-22-43s-30-19-48-19c0 0 0 0-995 0 0 0 0 0 0-266 0 0 0 0 977 0 226 0 364 86 412 258 4 30 7 52 7 64 0 0 1 1019 1 1019s-423 1-423 3 0 0-533 0c-86 0-169-24-249-72s-136-108-168-185c-16-28-24-66-24-115z">
            <text:p text:style-name="P1"/>
          </draw:path>
          <draw:path draw:style-name="gr15" draw:text-style-name="P3" draw:layer="layout" svg:width="0.499cm" svg:height="0.505cm" svg:x="7.322cm" svg:y="6.137cm" svg:viewBox="0 0 500 506" svg:d="m0 251c0-69 24-129 72-177s106-74 175-74 130 26 179 78 73 111 73 180-24 128-71 176-107 71-177 71-132-24-180-73-71-110-71-181z">
            <text:p text:style-name="P1"/>
          </draw:path>
          <draw:g>
            <draw:path draw:style-name="gr16" draw:text-style-name="P3" draw:layer="layout" svg:width="1.397cm" svg:height="1.344cm" svg:x="4.164cm" svg:y="6.646cm" svg:viewBox="0 0 1398 1345" svg:d="m400 1073c15 4 54 6 118 6 0 0 0 0 359 0 125 0 188-34 188-103 0 0 0 0 0-210 0-67-52-104-158-113 0 0 0 0-416 0-107 10-161 48-161 113 0 0 0 0 0 210 0 43 24 75 70 97zm-400-101c0 0 0 0 0-156 0-122 31-208 94-257 81-113 196-170 344-170 0 0 0 0 627 0 0 0 0 0 0-61 0-16-7-31-22-43s-30-19-48-19c0 0 0 0-995 0 0 0 0 0 0-266 0 0 0 0 977 0 226 0 364 86 412 258 4 30 7 52 7 64 0 0 1 1019 1 1019s-423 1-423 3 0 0-533 0c-86 0-169-24-249-72s-136-108-168-185c-16-28-24-66-24-115z">
              <text:p text:style-name="P1"/>
            </draw:path>
            <draw:path draw:style-name="gr16" draw:text-style-name="P3" draw:layer="layout" svg:width="1.116cm" svg:height="1.344cm" svg:x="5.752cm" svg:y="6.646cm" svg:viewBox="0 0 1117 1345" svg:d="m0 1344c0 0 0 0 0-977 0-23 2-49 6-76 13-92 46-159 98-201s135-71 247-85c29-4 53-5 75-5 0 0 509 4 690 4 0 0-28-12-28 255 14 23-481 7-644 7-76 0-114 35-114 107 0 0 0 0 0 971 0 0 0 0-330 0z">
              <text:p text:style-name="P1"/>
            </draw:path>
            <draw:path draw:style-name="gr16" draw:text-style-name="P3" draw:layer="layout" svg:width="0.692cm" svg:height="1.777cm" svg:x="6.738cm" svg:y="6.213cm" svg:viewBox="0 0 693 1778" svg:d="m0 1777c0-592 0-1184 0-1777 110 0 220 0 330 0 0 144 0 289 0 433 91 0 271-4 362-4 0 88-40 175-40 265-91 0-231 5-322 5 0 359 0 719 0 1078-110 0-220 0-330 0z">
              <text:p text:style-name="P1"/>
            </draw:path>
            <draw:path draw:style-name="gr16" draw:text-style-name="P3" draw:layer="layout" svg:width="0.33cm" svg:height="1.346cm" svg:x="7.352cm" svg:y="6.644cm" svg:viewBox="0 0 331 1347" svg:d="m0 1346c110 0 220 0 330 0 0-449 0-897 0-1346-110 0-220 0-330 0 0 448 0 897 0 1346z">
              <text:p text:style-name="P1"/>
            </draw:path>
            <draw:path draw:style-name="gr16" draw:text-style-name="P3" draw:layer="layout" svg:width="0.6cm" svg:height="1.777cm" svg:x="7.906cm" svg:y="6.213cm" svg:viewBox="0 0 601 1778" svg:d="m0 1777c0 0 0 0 0-1421 0-31 4-60 12-88 57-178 205-268 444-268 0 0 0 0 144 0 0 0 0 0 0 267 0 0 0 0-164 0-70 14-106 57-106 129 0 0 0 0 0 37 0 0 0 0 270 0 0 0 0 0 0 266 0 0 0 0-270 0 0 0 0 0 0 1078 0 0 0 0-330 0z">
              <text:p text:style-name="P1"/>
            </draw:path>
            <draw:path draw:style-name="gr16" draw:text-style-name="P3" draw:layer="layout" svg:width="1.498cm" svg:height="1.344cm" svg:x="10.007cm" svg:y="6.646cm" svg:viewBox="0 0 1499 1345" svg:d="m0 991c0 0 0 0 0-641 0-114 45-203 135-265 83-57 195-85 337-85 0 0 383 15 1026 15 0 0 0-11 0 255 0 0-383-4-1026-4-95 0-142 38-142 114 0 0 0 0 0 562 0 38 14 71 42 98s64 39 109 39c0 0 0 0 637 0 0 0 0 0 0 265 0 0 0 0-640 0-95 0-177-17-247-48-154-70-231-172-231-305z">
              <text:p text:style-name="P1"/>
            </draw:path>
            <draw:path draw:style-name="gr16" draw:text-style-name="P3" draw:layer="layout" svg:width="0.603cm" svg:height="1.777cm" svg:x="11.389cm" svg:y="6.213cm" svg:viewBox="0 0 604 1778" svg:d="m0 1777c0-592 0-1184 0-1777 110 0 220 0 330 0 0 144 0 289 0 433 91 0 182 0 273 0 0 88 0 176 0 266-91 0-182 0-273 0 0 359 0 719 0 1078-110 0-220 0-330 0z">
              <text:p text:style-name="P1"/>
            </draw:path>
            <draw:path draw:style-name="gr16" draw:text-style-name="P3" draw:layer="layout" svg:width="1.409cm" svg:height="1.344cm" svg:x="12.1cm" svg:y="6.646cm" svg:viewBox="0 0 1410 1345" svg:d="m494 1079c0 0 0 0 429 0 104 0 155-47 155-140 0 0 0 0 0-542 0-87-51-131-155-131 0 0 0 0-429 0-106 0-160 44-160 131 0 0 0 0 0 535 0 98 54 147 160 147zm-490-94c0 0 0 0 0-658 0-191 129-300 387-325 8 0 20-1 36-2 0 0 0 0 524 0 15 0 38 1 68 5 260 30 390 137 390 322 0 0 0 0 0 674 0 128-79 227-236 300-61 29-135 43-222 43 0 0 0 0-500 0-217 0-359-81-424-244-26-72-33-111-23-115z">
              <text:p text:style-name="P1"/>
            </draw:path>
            <draw:path draw:style-name="gr16" draw:text-style-name="P3" draw:layer="layout" svg:width="12.003cm" svg:height="1.772cm" svg:x="4.118cm" svg:y="6.646cm" svg:viewBox="0 0 12004 1773" svg:d="m33 1772c-46 0-31-8-31-272 0 0 10619 1 11568 1 69-9 103-47 103-113 0 0 0 0 0-44 0 0 0 0-636 0-118 0-217-33-296-99s-120-146-120-242c0 0-7 3-7-1001 0 0 8-1 338-1 0 0-1-1-1 943 0 90 52 135 157 135 0 0 0 0 413 0 101 0 152-38 152-113 0 0 0 0 0-966 0 0 0 0 330 0 0 0 0 0 0 1375 0 118-34 208-103 268-87 81-203 122-348 122 0 0-10588 7-11519 7z">
              <text:p text:style-name="P1"/>
            </draw:path>
            <draw:path draw:style-name="gr16" draw:text-style-name="P3" draw:layer="layout" svg:width="1.113cm" svg:height="1.344cm" svg:x="13.659cm" svg:y="6.646cm" svg:viewBox="0 0 1114 1345" svg:d="m0 1344c0 0 0 0 0-977 0-23 2-49 6-76 13-92 46-159 98-201s135-71 247-85c29-4 53-5 75-5 0 0 506 2 687 2 0 0-25-10-25 257 14 23-481 7-644 7-76 0-114 35-114 107 0 0 0 0 0 971 0 0 0 0-330 0z">
              <text:p text:style-name="P1"/>
            </draw:path>
            <draw:path draw:style-name="gr16" draw:text-style-name="P3" draw:layer="layout" svg:width="1.397cm" svg:height="1.344cm" svg:x="8.465cm" svg:y="6.646cm" svg:viewBox="0 0 1398 1345" svg:d="m400 1073c15 4 54 6 118 6 0 0 0 0 359 0 125 0 188-34 188-103 0 0 0 0 0-210 0-67-52-104-158-113 0 0 0 0-416 0-107 10-161 48-161 113 0 0 0 0 0 210 0 43 24 75 70 97zm-400-101c0 0 0 0 0-156 0-122 31-208 94-257 81-113 196-170 344-170 0 0 0 0 627 0 0 0 0 0 0-61 0-16-7-31-22-43s-30-19-48-19c0 0 0 0-995 0 0 0 0 0 0-266 0 0 0 0 977 0 226 0 364 86 412 258 4 30 7 52 7 64 0 0 1 1019 1 1019s-423 1-423 3 0 0-533 0c-86 0-169-24-249-72s-136-108-168-185c-16-28-24-66-24-115z">
              <text:p text:style-name="P1"/>
            </draw:path>
          </draw:g>
        </draw:g>
        <draw:frame draw:style-name="gr1" draw:text-style-name="P2" draw:layer="layout" svg:width="13.335cm" svg:height="4.129cm" svg:x="1cm" svg:y="6.526cm">
          <draw:text-box>
            <text:p text:style-name="P5"><text:span text:style-name="T1">artifactory</text:span></text:p>
          </draw:text-box>
        </draw:frame>
      </draw:page>
      <draw:page draw:name="page2" draw:style-name="dp1" draw:master-page-name="Default">
        <office:forms form:automatic-focus="false" form:apply-design-mode="false"/>
        <draw:path draw:style-name="gr2" draw:text-style-name="P3" draw:layer="layout" svg:width="0.499cm" svg:height="0.505cm" svg:x="7.387cm" svg:y="9.819cm" svg:viewBox="0 0 500 506" svg:d="m0 251c0-69 24-129 72-177s106-74 175-74 130 26 179 78 73 111 73 180-24 128-71 176-107 71-177 71-132-24-180-73-71-110-71-181z">
          <text:p text:style-name="P1"/>
        </draw:path>
        <draw:g>
          <draw:path draw:style-name="gr17" draw:text-style-name="P4" draw:layer="layout" svg:width="0.692cm" svg:height="1.777cm" svg:x="6.801cm" svg:y="9.969cm" svg:viewBox="0 0 693 1778" svg:d="m0 1777c0-592 0-1184 0-1777 110 0 220 0 330 0 0 144 0 289 0 433 91 0 271-4 362-4 0 88-40 175-40 265-91 0-231 5-322 5 0 359 0 719 0 1078-110 0-220 0-330 0z">
            <text:p text:style-name="P1"/>
          </draw:path>
          <draw:path draw:style-name="gr18" draw:text-style-name="P4" draw:layer="layout" svg:width="1.397cm" svg:height="1.344cm" svg:x="4.307cm" svg:y="10.402cm" svg:viewBox="0 0 1398 1345" svg:d="m400 1073c15 4 54 6 118 6 0 0 0 0 359 0 125 0 188-34 188-103 0 0 0 0 0-210 0-67-52-104-158-113 0 0 0 0-416 0-107 10-161 48-161 113 0 0 0 0 0 210 0 43 24 75 70 97zm-400-101c0 0 0 0 0-156 0-122 31-208 94-257 81-113 196-170 344-170 0 0 0 0 627 0 0 0 0 0 0-61 0-16-7-31-22-43s-30-19-48-19c0 0 0 0-995 0 0 0 0 0 0-266 0 0 0 0 977 0 226 0 364 86 412 258 4 30 7 52 7 64 0 0 1 1019 1 1019s-423 1-423 3 0 0-533 0c-86 0-169-24-249-72s-136-108-168-185c-16-28-24-66-24-115z">
            <text:p text:style-name="P1"/>
          </draw:path>
          <draw:path draw:style-name="gr19" draw:text-style-name="P4" draw:layer="layout" svg:width="1.116cm" svg:height="1.344cm" svg:x="5.815cm" svg:y="10.402cm" svg:viewBox="0 0 1117 1345" svg:d="m0 1344c0 0 0 0 0-977 0-23 2-49 6-76 13-92 46-159 98-201s135-71 247-85c29-4 53-5 75-5 0 0 509 4 690 4 0 0-28-12-28 255 14 23-481 7-644 7-76 0-114 35-114 107 0 0 0 0 0 971 0 0 0 0-330 0z">
            <text:p text:style-name="P1"/>
          </draw:path>
          <draw:path draw:style-name="gr20" draw:text-style-name="P4" draw:layer="layout" svg:width="0.33cm" svg:height="1.346cm" svg:x="7.436cm" svg:y="10.4cm" svg:viewBox="0 0 331 1347" svg:d="m0 1346c110 0 220 0 330 0 0-449 0-897 0-1346-110 0-220 0-330 0 0 448 0 897 0 1346z">
            <text:p text:style-name="P1"/>
          </draw:path>
          <draw:path draw:style-name="gr21" draw:text-style-name="P4" draw:layer="layout" svg:width="0.6cm" svg:height="1.777cm" svg:x="7.936cm" svg:y="9.969cm" svg:viewBox="0 0 601 1778" svg:d="m0 1777c0 0 0 0 0-1421 0-31 4-60 12-88 57-178 205-268 444-268 0 0 0 0 144 0 0 0 0 0 0 267 0 0 0 0-164 0-70 14-106 57-106 129 0 0 0 0 0 37 0 0 0 0 270 0 0 0 0 0 0 266 0 0 0 0-270 0 0 0 0 0 0 1078 0 0 0 0-330 0z">
            <text:p text:style-name="P1"/>
          </draw:path>
          <draw:path draw:style-name="gr22" draw:text-style-name="P4" draw:layer="layout" svg:width="1.498cm" svg:height="1.344cm" svg:x="9.97cm" svg:y="10.402cm" svg:viewBox="0 0 1499 1345" svg:d="m0 991c0 0 0 0 0-641 0-114 45-203 135-265 83-57 195-85 337-85 0 0 383 15 1026 15 0 0 0-11 0 255 0 0-383-4-1026-4-95 0-142 38-142 114 0 0 0 0 0 562 0 38 14 71 42 98s64 39 109 39c0 0 0 0 637 0 0 0 0 0 0 265 0 0 0 0-640 0-95 0-177-17-247-48-154-70-231-172-231-305z">
            <text:p text:style-name="P1"/>
          </draw:path>
          <draw:path draw:style-name="gr23" draw:text-style-name="P4" draw:layer="layout" svg:width="0.603cm" svg:height="1.777cm" svg:x="11.352cm" svg:y="9.969cm" svg:viewBox="0 0 604 1778" svg:d="m0 1777c0-592 0-1184 0-1777 110 0 220 0 330 0 0 144 0 289 0 433 91 0 182 0 273 0 0 88 0 176 0 266-91 0-182 0-273 0 0 359 0 719 0 1078-110 0-220 0-330 0z">
            <text:p text:style-name="P1"/>
          </draw:path>
          <draw:path draw:style-name="gr24" draw:text-style-name="P4" draw:layer="layout" svg:width="1.409cm" svg:height="1.344cm" svg:x="12.063cm" svg:y="10.402cm" svg:viewBox="0 0 1410 1345" svg:d="m494 1079c0 0 0 0 429 0 104 0 155-47 155-140 0 0 0 0 0-542 0-87-51-131-155-131 0 0 0 0-429 0-106 0-160 44-160 131 0 0 0 0 0 535 0 98 54 147 160 147zm-490-94c0 0 0 0 0-658 0-191 129-300 387-325 8 0 20-1 36-2 0 0 0 0 524 0 15 0 38 1 68 5 260 30 390 137 390 322 0 0 0 0 0 674 0 128-79 227-236 300-61 29-135 43-222 43 0 0 0 0-500 0-217 0-359-81-424-244-26-72-33-111-23-115z">
            <text:p text:style-name="P1"/>
          </draw:path>
          <draw:polygon draw:style-name="gr25" draw:text-style-name="P4" draw:layer="layout" svg:width="12.003cm" svg:height="1.772cm" svg:x="4.081cm" svg:y="10.402cm" svg:viewBox="0 0 12004 1773" draw:points="33,1772 25,1772 18,1771 16,1770 13,1770 11,1768 9,1767 7,1765 5,1762 4,1759 3,1756 1,1747 0,1735 0,1702 0,1654 2,1500 11570,1501 11583,1499 11594,1496 11605,1493 11615,1489 11624,1484 11633,1479 11641,1473 11647,1466 11653,1458 11659,1450 11663,1442 11667,1432 11669,1422 11671,1411 11673,1400 11673,1388 11673,1344 11037,1344 10994,1342 10952,1338 10912,1330 10874,1319 10838,1305 10804,1288 10772,1268 10741,1245 10713,1220 10700,1207 10689,1193 10678,1179 10668,1165 10659,1151 10651,1136 10644,1120 10638,1105 10633,1089 10629,1072 10625,1055 10623,1038 10621,1021 10621,1003 10621,1003 10621,1003 10621,1003 10621,1003 10621,1003 10621,1003 10621,1003 10621,1003 10621,1001 10620,988 10618,879 10614,2 10614,2 10614,2 10614,2 10614,2 10614,2 10614,2 10615,2 10620,2 10659,2 10952,1 10952,1 10952,1 10952,1 10952,1 10952,1 10952,1 10952,3 10952,16 10952,119 10951,944 10952,960 10953,976 10956,990 10961,1003 10966,1015 10973,1026 10981,1036 10990,1045 11001,1053 11012,1060 11025,1066 11039,1071 11055,1074 11071,1077 11089,1078 11108,1079 11521,1079 11539,1079 11557,1077 11573,1075 11587,1072 11601,1068 11613,1063 11625,1057 11635,1051 11644,1043 11652,1035 11658,1025 11663,1015 11668,1004 11671,992 11672,980 11673,966 11673,0 12003,0 12003,1375 12001,1418 11997,1458 11989,1496 11983,1514 11977,1531 11971,1547 11963,1563 11954,1578 11945,1592 11935,1606 11924,1619 11913,1631 11900,1643 11883,1658 11866,1671 11848,1684 11829,1696 11810,1707 11790,1717 11748,1734 11703,1748 11655,1757 11605,1763 11552,1765 11552,1765 11552,1765 11550,1765 11544,1765 11522,1765 11433,1765 11095,1765 9883,1766 6142,1769">
            <text:p text:style-name="P1"/>
          </draw:polygon>
          <draw:path draw:style-name="gr26" draw:text-style-name="P4" draw:layer="layout" svg:width="1.113cm" svg:height="1.344cm" svg:x="13.622cm" svg:y="10.402cm" svg:viewBox="0 0 1114 1345" svg:d="m0 1344c0 0 0 0 0-977 0-23 2-49 6-76 13-92 46-159 98-201s135-71 247-85c29-4 53-5 75-5 0 0 506 2 687 2 0 0-25-10-25 257 14 23-481 7-644 7-76 0-114 35-114 107 0 0 0 0 0 971 0 0 0 0-330 0z">
            <text:p text:style-name="P1"/>
          </draw:path>
          <draw:path draw:style-name="gr27" draw:text-style-name="P4" draw:layer="layout" svg:width="1.397cm" svg:height="1.344cm" svg:x="8.522cm" svg:y="10.402cm" svg:viewBox="0 0 1398 1345" svg:d="m400 1073c15 4 54 6 118 6 0 0 0 0 359 0 125 0 188-34 188-103 0 0 0 0 0-210 0-67-52-104-158-113 0 0 0 0-416 0-107 10-161 48-161 113 0 0 0 0 0 210 0 43 24 75 70 97zm-400-101c0 0 0 0 0-156 0-122 31-208 94-257 81-113 196-170 344-170 0 0 0 0 627 0 0 0 0 0 0-61 0-16-7-31-22-43s-30-19-48-19c0 0 0 0-995 0 0 0 0 0 0-266 0 0 0 0 977 0 226 0 364 86 412 258 4 30 7 52 7 64 0 0 1 1019 1 1019s-423 1-423 3 0 0-533 0c-86 0-169-24-249-72s-136-108-168-185c-16-28-24-66-24-115z">
            <text:p text:style-name="P1"/>
          </draw:path>
        </draw:g>
        <draw:path draw:style-name="gr2" draw:text-style-name="P3" draw:layer="layout" svg:width="0.499cm" svg:height="0.505cm" svg:x="12.52cm" svg:y="10.809cm" svg:viewBox="0 0 500 506" svg:d="m0 251c0-69 24-129 72-177s106-74 175-74 130 26 179 78 73 111 73 180-24 128-71 176-107 71-177 71-132-24-180-73-71-110-71-181z">
          <text:p text:style-name="P1"/>
        </draw:path>
        <draw:g>
          <draw:path draw:style-name="gr14" draw:text-style-name="P3" draw:layer="layout" svg:width="1.397cm" svg:height="1.344cm" svg:x="4.284cm" svg:y="6.783cm" svg:viewBox="0 0 1398 1345" svg:d="m400 1073c15 4 54 6 118 6 0 0 0 0 359 0 125 0 188-34 188-103 0 0 0 0 0-210 0-67-52-104-158-113 0 0 0 0-416 0-107 10-161 48-161 113 0 0 0 0 0 210 0 43 24 75 70 97zm-400-101c0 0 0 0 0-156 0-122 31-208 94-257 81-113 196-170 344-170 0 0 0 0 627 0 0 0 0 0 0-61 0-16-7-31-22-43s-30-19-48-19c0 0 0 0-995 0 0 0 0 0 0-266 0 0 0 0 977 0 226 0 364 86 412 258 4 30 7 52 7 64 0 0 1 1019 1 1019s-423 1-423 3 0 0-533 0c-86 0-169-24-249-72s-136-108-168-185c-16-28-24-66-24-115z">
            <text:p text:style-name="P1"/>
          </draw:path>
          <draw:path draw:style-name="gr14" draw:text-style-name="P3" draw:layer="layout" svg:width="1.116cm" svg:height="1.344cm" svg:x="5.872cm" svg:y="6.783cm" svg:viewBox="0 0 1117 1345" svg:d="m0 1344c0 0 0 0 0-977 0-23 2-49 6-76 13-92 46-159 98-201s135-71 247-85c29-4 53-5 75-5 0 0 509 4 690 4 0 0-28-12-28 255 14 23-481 7-644 7-76 0-114 35-114 107 0 0 0 0 0 971 0 0 0 0-330 0z">
            <text:p text:style-name="P1"/>
          </draw:path>
          <draw:path draw:style-name="gr14" draw:text-style-name="P3" draw:layer="layout" svg:width="0.692cm" svg:height="1.777cm" svg:x="6.858cm" svg:y="6.35cm" svg:viewBox="0 0 693 1778" svg:d="m0 1777c0-592 0-1184 0-1777 110 0 220 0 330 0 0 144 0 289 0 433 91 0 271-4 362-4 0 88-40 175-40 265-91 0-231 5-322 5 0 359 0 719 0 1078-110 0-220 0-330 0z">
            <text:p text:style-name="P1"/>
          </draw:path>
          <draw:path draw:style-name="gr14" draw:text-style-name="P3" draw:layer="layout" svg:width="0.33cm" svg:height="1.346cm" svg:x="7.472cm" svg:y="6.781cm" svg:viewBox="0 0 331 1347" svg:d="m0 1346c110 0 220 0 330 0 0-449 0-897 0-1346-110 0-220 0-330 0 0 448 0 897 0 1346z">
            <text:p text:style-name="P1"/>
          </draw:path>
          <draw:path draw:style-name="gr14" draw:text-style-name="P3" draw:layer="layout" svg:width="0.6cm" svg:height="1.777cm" svg:x="8.026cm" svg:y="6.35cm" svg:viewBox="0 0 601 1778" svg:d="m0 1777c0 0 0 0 0-1421 0-31 4-60 12-88 57-178 205-268 444-268 0 0 0 0 144 0 0 0 0 0 0 267 0 0 0 0-164 0-70 14-106 57-106 129 0 0 0 0 0 37 0 0 0 0 270 0 0 0 0 0 0 266 0 0 0 0-270 0 0 0 0 0 0 1078 0 0 0 0-330 0z">
            <text:p text:style-name="P1"/>
          </draw:path>
          <draw:path draw:style-name="gr14" draw:text-style-name="P3" draw:layer="layout" svg:width="1.498cm" svg:height="1.344cm" svg:x="10.127cm" svg:y="6.783cm" svg:viewBox="0 0 1499 1345" svg:d="m0 991c0 0 0 0 0-641 0-114 45-203 135-265 83-57 195-85 337-85 0 0 383 15 1026 15 0 0 0-11 0 255 0 0-383-4-1026-4-95 0-142 38-142 114 0 0 0 0 0 562 0 38 14 71 42 98s64 39 109 39c0 0 0 0 637 0 0 0 0 0 0 265 0 0 0 0-640 0-95 0-177-17-247-48-154-70-231-172-231-305z">
            <text:p text:style-name="P1"/>
          </draw:path>
          <draw:path draw:style-name="gr14" draw:text-style-name="P3" draw:layer="layout" svg:width="0.603cm" svg:height="1.777cm" svg:x="11.509cm" svg:y="6.35cm" svg:viewBox="0 0 604 1778" svg:d="m0 1777c0-592 0-1184 0-1777 110 0 220 0 330 0 0 144 0 289 0 433 91 0 182 0 273 0 0 88 0 176 0 266-91 0-182 0-273 0 0 359 0 719 0 1078-110 0-220 0-330 0z">
            <text:p text:style-name="P1"/>
          </draw:path>
          <draw:path draw:style-name="gr14" draw:text-style-name="P3" draw:layer="layout" svg:width="1.409cm" svg:height="1.344cm" svg:x="12.22cm" svg:y="6.783cm" svg:viewBox="0 0 1410 1345" svg:d="m494 1079c0 0 0 0 429 0 104 0 155-47 155-140 0 0 0 0 0-542 0-87-51-131-155-131 0 0 0 0-429 0-106 0-160 44-160 131 0 0 0 0 0 535 0 98 54 147 160 147zm-490-94c0 0 0 0 0-658 0-191 129-300 387-325 8 0 20-1 36-2 0 0 0 0 524 0 15 0 38 1 68 5 260 30 390 137 390 322 0 0 0 0 0 674 0 128-79 227-236 300-61 29-135 43-222 43 0 0 0 0-500 0-217 0-359-81-424-244-26-72-33-111-23-115z">
            <text:p text:style-name="P1"/>
          </draw:path>
          <draw:path draw:style-name="gr14" draw:text-style-name="P3" draw:layer="layout" svg:width="12.003cm" svg:height="1.772cm" svg:x="4.238cm" svg:y="6.783cm" svg:viewBox="0 0 12004 1773" svg:d="m33 1772c-46 0-31-8-31-272 0 0 10619 1 11568 1 69-9 103-47 103-113 0 0 0 0 0-44 0 0 0 0-636 0-118 0-217-33-296-99s-120-146-120-242c0 0-7 3-7-1001 0 0 8-1 338-1 0 0-1-1-1 943 0 90 52 135 157 135 0 0 0 0 413 0 101 0 152-38 152-113 0 0 0 0 0-966 0 0 0 0 330 0 0 0 0 0 0 1375 0 118-34 208-103 268-87 81-203 122-348 122 0 0-10588 7-11519 7z">
            <text:p text:style-name="P1"/>
          </draw:path>
          <draw:path draw:style-name="gr14" draw:text-style-name="P3" draw:layer="layout" svg:width="1.113cm" svg:height="1.344cm" svg:x="13.779cm" svg:y="6.783cm" svg:viewBox="0 0 1114 1345" svg:d="m0 1344c0 0 0 0 0-977 0-23 2-49 6-76 13-92 46-159 98-201s135-71 247-85c29-4 53-5 75-5 0 0 506 2 687 2 0 0-25-10-25 257 14 23-481 7-644 7-76 0-114 35-114 107 0 0 0 0 0 971 0 0 0 0-330 0z">
            <text:p text:style-name="P1"/>
          </draw:path>
          <draw:path draw:style-name="gr14" draw:text-style-name="P3" draw:layer="layout" svg:width="1.397cm" svg:height="1.344cm" svg:x="8.585cm" svg:y="6.783cm" svg:viewBox="0 0 1398 1345" svg:d="m400 1073c15 4 54 6 118 6 0 0 0 0 359 0 125 0 188-34 188-103 0 0 0 0 0-210 0-67-52-104-158-113 0 0 0 0-416 0-107 10-161 48-161 113 0 0 0 0 0 210 0 43 24 75 70 97zm-400-101c0 0 0 0 0-156 0-122 31-208 94-257 81-113 196-170 344-170 0 0 0 0 627 0 0 0 0 0 0-61 0-16-7-31-22-43s-30-19-48-19c0 0 0 0-995 0 0 0 0 0 0-266 0 0 0 0 977 0 226 0 364 86 412 258 4 30 7 52 7 64 0 0 1 1019 1 1019s-423 1-423 3 0 0-533 0c-86 0-169-24-249-72s-136-108-168-185c-16-28-24-66-24-115z">
            <text:p text:style-name="P1"/>
          </draw:path>
          <draw:path draw:style-name="gr15" draw:text-style-name="P3" draw:layer="layout" svg:width="0.499cm" svg:height="0.505cm" svg:x="7.322cm" svg:y="6.137cm" svg:viewBox="0 0 500 506" svg:d="m0 251c0-69 24-129 72-177s106-74 175-74 130 26 179 78 73 111 73 180-24 128-71 176-107 71-177 71-132-24-180-73-71-110-71-181z">
            <text:p text:style-name="P1"/>
          </draw:path>
          <draw:g>
            <draw:path draw:style-name="gr16" draw:text-style-name="P3" draw:layer="layout" svg:width="1.397cm" svg:height="1.344cm" svg:x="4.164cm" svg:y="6.646cm" svg:viewBox="0 0 1398 1345" svg:d="m400 1073c15 4 54 6 118 6 0 0 0 0 359 0 125 0 188-34 188-103 0 0 0 0 0-210 0-67-52-104-158-113 0 0 0 0-416 0-107 10-161 48-161 113 0 0 0 0 0 210 0 43 24 75 70 97zm-400-101c0 0 0 0 0-156 0-122 31-208 94-257 81-113 196-170 344-170 0 0 0 0 627 0 0 0 0 0 0-61 0-16-7-31-22-43s-30-19-48-19c0 0 0 0-995 0 0 0 0 0 0-266 0 0 0 0 977 0 226 0 364 86 412 258 4 30 7 52 7 64 0 0 1 1019 1 1019s-423 1-423 3 0 0-533 0c-86 0-169-24-249-72s-136-108-168-185c-16-28-24-66-24-115z">
              <text:p text:style-name="P1"/>
            </draw:path>
            <draw:path draw:style-name="gr16" draw:text-style-name="P3" draw:layer="layout" svg:width="1.116cm" svg:height="1.344cm" svg:x="5.752cm" svg:y="6.646cm" svg:viewBox="0 0 1117 1345" svg:d="m0 1344c0 0 0 0 0-977 0-23 2-49 6-76 13-92 46-159 98-201s135-71 247-85c29-4 53-5 75-5 0 0 509 4 690 4 0 0-28-12-28 255 14 23-481 7-644 7-76 0-114 35-114 107 0 0 0 0 0 971 0 0 0 0-330 0z">
              <text:p text:style-name="P1"/>
            </draw:path>
            <draw:path draw:style-name="gr16" draw:text-style-name="P3" draw:layer="layout" svg:width="0.692cm" svg:height="1.777cm" svg:x="6.738cm" svg:y="6.213cm" svg:viewBox="0 0 693 1778" svg:d="m0 1777c0-592 0-1184 0-1777 110 0 220 0 330 0 0 144 0 289 0 433 91 0 271-4 362-4 0 88-40 175-40 265-91 0-231 5-322 5 0 359 0 719 0 1078-110 0-220 0-330 0z">
              <text:p text:style-name="P1"/>
            </draw:path>
            <draw:path draw:style-name="gr16" draw:text-style-name="P3" draw:layer="layout" svg:width="0.33cm" svg:height="1.346cm" svg:x="7.352cm" svg:y="6.644cm" svg:viewBox="0 0 331 1347" svg:d="m0 1346c110 0 220 0 330 0 0-449 0-897 0-1346-110 0-220 0-330 0 0 448 0 897 0 1346z">
              <text:p text:style-name="P1"/>
            </draw:path>
            <draw:path draw:style-name="gr16" draw:text-style-name="P3" draw:layer="layout" svg:width="0.6cm" svg:height="1.777cm" svg:x="7.906cm" svg:y="6.213cm" svg:viewBox="0 0 601 1778" svg:d="m0 1777c0 0 0 0 0-1421 0-31 4-60 12-88 57-178 205-268 444-268 0 0 0 0 144 0 0 0 0 0 0 267 0 0 0 0-164 0-70 14-106 57-106 129 0 0 0 0 0 37 0 0 0 0 270 0 0 0 0 0 0 266 0 0 0 0-270 0 0 0 0 0 0 1078 0 0 0 0-330 0z">
              <text:p text:style-name="P1"/>
            </draw:path>
            <draw:path draw:style-name="gr16" draw:text-style-name="P3" draw:layer="layout" svg:width="1.498cm" svg:height="1.344cm" svg:x="10.007cm" svg:y="6.646cm" svg:viewBox="0 0 1499 1345" svg:d="m0 991c0 0 0 0 0-641 0-114 45-203 135-265 83-57 195-85 337-85 0 0 383 15 1026 15 0 0 0-11 0 255 0 0-383-4-1026-4-95 0-142 38-142 114 0 0 0 0 0 562 0 38 14 71 42 98s64 39 109 39c0 0 0 0 637 0 0 0 0 0 0 265 0 0 0 0-640 0-95 0-177-17-247-48-154-70-231-172-231-305z">
              <text:p text:style-name="P1"/>
            </draw:path>
            <draw:path draw:style-name="gr16" draw:text-style-name="P3" draw:layer="layout" svg:width="0.603cm" svg:height="1.777cm" svg:x="11.389cm" svg:y="6.213cm" svg:viewBox="0 0 604 1778" svg:d="m0 1777c0-592 0-1184 0-1777 110 0 220 0 330 0 0 144 0 289 0 433 91 0 182 0 273 0 0 88 0 176 0 266-91 0-182 0-273 0 0 359 0 719 0 1078-110 0-220 0-330 0z">
              <text:p text:style-name="P1"/>
            </draw:path>
            <draw:path draw:style-name="gr16" draw:text-style-name="P3" draw:layer="layout" svg:width="1.409cm" svg:height="1.344cm" svg:x="12.1cm" svg:y="6.646cm" svg:viewBox="0 0 1410 1345" svg:d="m494 1079c0 0 0 0 429 0 104 0 155-47 155-140 0 0 0 0 0-542 0-87-51-131-155-131 0 0 0 0-429 0-106 0-160 44-160 131 0 0 0 0 0 535 0 98 54 147 160 147zm-490-94c0 0 0 0 0-658 0-191 129-300 387-325 8 0 20-1 36-2 0 0 0 0 524 0 15 0 38 1 68 5 260 30 390 137 390 322 0 0 0 0 0 674 0 128-79 227-236 300-61 29-135 43-222 43 0 0 0 0-500 0-217 0-359-81-424-244-26-72-33-111-23-115z">
              <text:p text:style-name="P1"/>
            </draw:path>
            <draw:path draw:style-name="gr16" draw:text-style-name="P3" draw:layer="layout" svg:width="12.003cm" svg:height="1.772cm" svg:x="4.118cm" svg:y="6.646cm" svg:viewBox="0 0 12004 1773" svg:d="m33 1772c-46 0-31-8-31-272 0 0 10619 1 11568 1 69-9 103-47 103-113 0 0 0 0 0-44 0 0 0 0-636 0-118 0-217-33-296-99s-120-146-120-242c0 0-7 3-7-1001 0 0 8-1 338-1 0 0-1-1-1 943 0 90 52 135 157 135 0 0 0 0 413 0 101 0 152-38 152-113 0 0 0 0 0-966 0 0 0 0 330 0 0 0 0 0 0 1375 0 118-34 208-103 268-87 81-203 122-348 122 0 0-10588 7-11519 7z">
              <text:p text:style-name="P1"/>
            </draw:path>
            <draw:path draw:style-name="gr16" draw:text-style-name="P3" draw:layer="layout" svg:width="1.113cm" svg:height="1.344cm" svg:x="13.659cm" svg:y="6.646cm" svg:viewBox="0 0 1114 1345" svg:d="m0 1344c0 0 0 0 0-977 0-23 2-49 6-76 13-92 46-159 98-201s135-71 247-85c29-4 53-5 75-5 0 0 506 2 687 2 0 0-25-10-25 257 14 23-481 7-644 7-76 0-114 35-114 107 0 0 0 0 0 971 0 0 0 0-330 0z">
              <text:p text:style-name="P1"/>
            </draw:path>
            <draw:path draw:style-name="gr16" draw:text-style-name="P3" draw:layer="layout" svg:width="1.397cm" svg:height="1.344cm" svg:x="8.465cm" svg:y="6.646cm" svg:viewBox="0 0 1398 1345" svg:d="m400 1073c15 4 54 6 118 6 0 0 0 0 359 0 125 0 188-34 188-103 0 0 0 0 0-210 0-67-52-104-158-113 0 0 0 0-416 0-107 10-161 48-161 113 0 0 0 0 0 210 0 43 24 75 70 97zm-400-101c0 0 0 0 0-156 0-122 31-208 94-257 81-113 196-170 344-170 0 0 0 0 627 0 0 0 0 0 0-61 0-16-7-31-22-43s-30-19-48-19c0 0 0 0-995 0 0 0 0 0 0-266 0 0 0 0 977 0 226 0 364 86 412 258 4 30 7 52 7 64 0 0 1 1019 1 1019s-423 1-423 3 0 0-533 0c-86 0-169-24-249-72s-136-108-168-185c-16-28-24-66-24-115z">
              <text:p text:style-name="P1"/>
            </draw:path>
          </draw:g>
        </draw:g>
        <draw:path draw:style-name="gr28" draw:text-style-name="P3" draw:layer="layout" svg:width="1.397cm" svg:height="1.344cm" svg:x="4.186cm" svg:y="2.779cm" svg:viewBox="0 0 1398 1345" svg:d="m400 1073c15 4 54 6 118 6 0 0 0 0 359 0 125 0 188-34 188-103 0 0 0 0 0-210 0-67-52-104-158-113 0 0 0 0-416 0-107 10-161 48-161 113 0 0 0 0 0 210 0 43 24 75 70 97zm-400-101c0 0 0 0 0-156 0-122 31-208 94-257 81-113 196-170 344-170 0 0 0 0 627 0 0 0 0 0 0-61 0-16-7-31-22-43s-30-19-48-19c0 0 0 0-995 0 0 0 0 0 0-266 0 0 0 0 977 0 226 0 364 86 412 258 4 30 7 52 7 64 0 0 1 1019 1 1019s-423 1-423 3 0 0-533 0c-86 0-169-24-249-72s-136-108-168-185c-16-28-24-66-24-115z">
          <text:p text:style-name="P1"/>
        </draw:path>
        <draw:path draw:style-name="gr28" draw:text-style-name="P3" draw:layer="layout" svg:width="1.116cm" svg:height="1.344cm" svg:x="5.774cm" svg:y="2.779cm" svg:viewBox="0 0 1117 1345" svg:d="m0 1344c0 0 0 0 0-977 0-23 2-49 6-76 13-92 46-159 98-201s135-71 247-85c29-4 53-5 75-5 0 0 509 4 690 4 0 0-28-12-28 255 14 23-481 7-644 7-76 0-114 35-114 107 0 0 0 0 0 971 0 0 0 0-330 0z">
          <text:p text:style-name="P1"/>
        </draw:path>
        <draw:path draw:style-name="gr28" draw:text-style-name="P3" draw:layer="layout" svg:width="0.692cm" svg:height="1.777cm" svg:x="6.76cm" svg:y="2.346cm" svg:viewBox="0 0 693 1778" svg:d="m0 1777c0-592 0-1184 0-1777 110 0 220 0 330 0 0 144 0 289 0 433 91 0 271-4 362-4 0 88-40 175-40 265-91 0-231 5-322 5 0 359 0 719 0 1078-110 0-220 0-330 0z">
          <text:p text:style-name="P1"/>
        </draw:path>
        <draw:path draw:style-name="gr28" draw:text-style-name="P3" draw:layer="layout" svg:width="0.332cm" svg:height="1.36cm" svg:x="7.389cm" svg:y="2.78cm" svg:viewBox="0 0 333 1361" svg:d="m2 1360c110 0 220 0 330 0 0-449-3-911-3-1360-110 0-219 0-329 0 0 448 2 911 2 1360z">
          <text:p text:style-name="P1"/>
        </draw:path>
        <draw:path draw:style-name="gr28" draw:text-style-name="P3" draw:layer="layout" svg:width="0.6cm" svg:height="1.777cm" svg:x="7.928cm" svg:y="2.346cm" svg:viewBox="0 0 601 1778" svg:d="m0 1777c0 0 0 0 0-1421 0-31 4-60 12-88 57-178 205-268 444-268 0 0 0 0 144 0 0 0 0 0 0 267 0 0 0 0-164 0-70 14-106 57-106 129 0 0 0 0 0 37 0 0 0 0 270 0 0 0 0 0 0 266 0 0 0 0-270 0 0 0 0 0 0 1078 0 0 0 0-330 0z">
          <text:p text:style-name="P1"/>
        </draw:path>
        <draw:path draw:style-name="gr28" draw:text-style-name="P3" draw:layer="layout" svg:width="1.5cm" svg:height="1.344cm" svg:x="10.006cm" svg:y="2.779cm" svg:viewBox="0 0 1501 1345" svg:d="m0 991c0 0 0 0 0-641 0-114 45-203 135-265 83-57 195-85 337-85 0 0 382 9 1025 9 0 0 3-9 3 257 0 0-385 0-1028 0-95 0-142 38-142 114 0 0 0 0 0 562 0 38 14 71 42 98s64 39 109 39c0 0 0 0 637 0 0 0 0 0 0 265 0 0 0 0-640 0-95 0-177-17-247-48-154-70-231-172-231-305z">
          <text:p text:style-name="P1"/>
        </draw:path>
        <draw:path draw:style-name="gr28" draw:text-style-name="P3" draw:layer="layout" svg:width="0.603cm" svg:height="1.777cm" svg:x="11.488cm" svg:y="2.346cm" svg:viewBox="0 0 604 1778" svg:d="m0 1777c0-592 0-1184 0-1777 110 0 220 0 330 0 0 144 0 289 0 433 91 0 182 0 273 0 0 88 0 176 0 266-91 0-182 0-273 0 0 359 0 719 0 1078-110 0-220 0-330 0z">
          <text:p text:style-name="P1"/>
        </draw:path>
        <draw:path draw:style-name="gr28" draw:text-style-name="P3" draw:layer="layout" svg:width="12.001cm" svg:height="1.765cm" svg:x="4.119cm" svg:y="2.779cm" svg:viewBox="0 0 12002 1766" svg:d="m2 1759c4-3-2-259-2-259 0 0 10619 1 11568 1 69-9 103-47 103-113 0 0 0 0 0-44 0 0 0 0-636 0-118 0-217-33-296-99s-120-146-120-242c0 0-7 3-7-1001 0 0 8-1 338-1 0 0-1-1-1 943 0 90 52 135 157 135 0 0 0 0 413 0 101 0 152-38 152-113 0 0 0 0 0-966 0 0 0 0 330 0 0 0 0 0 0 1375 0 118-34 208-103 268-87 81-203 122-348 122 0 0-11550-5-11548-6z">
          <text:p text:style-name="P1"/>
        </draw:path>
        <draw:path draw:style-name="gr28" draw:text-style-name="P3" draw:layer="layout" svg:width="1.113cm" svg:height="1.344cm" svg:x="13.658cm" svg:y="2.779cm" svg:viewBox="0 0 1114 1345" svg:d="m0 1344c0 0 0 0 0-977 0-23 2-49 6-76 13-92 46-159 98-201s135-71 247-85c29-4 53-5 75-5 0 0 506 2 687 2 0 0-1-9-1 258 0 13-505 6-668 6-76 0-114 35-114 107 0 0 0 0 0 971 0 0 0 0-330 0z">
          <text:p text:style-name="P1"/>
        </draw:path>
        <draw:path draw:style-name="gr28" draw:text-style-name="P3" draw:layer="layout" svg:width="1.397cm" svg:height="1.344cm" svg:x="8.487cm" svg:y="2.779cm" svg:viewBox="0 0 1398 1345" svg:d="m400 1073c15 4 54 6 118 6 0 0 0 0 359 0 125 0 188-34 188-103 0 0 0 0 0-210 0-67-52-104-158-113 0 0 0 0-416 0-107 10-161 48-161 113 0 0 0 0 0 210 0 43 24 75 70 97zm-400-101c0 0 0 0 0-156 0-122 31-208 94-257 81-113 196-170 344-170 0 0 0 0 627 0 0 0 0 0 0-61 0-16-7-31-22-43s-30-19-48-19c0 0 0 0-995 0 0 0 0 0 0-266 0 0 0 0 977 0 226 0 364 86 412 258 4 30 7 52 7 64 0 0 1 1019 1 1019s-423 1-423 3 0 0-533 0c-86 0-169-24-249-72s-136-108-168-185c-16-28-24-66-24-115z">
          <text:p text:style-name="P1"/>
        </draw:path>
        <draw:path draw:style-name="gr29" draw:text-style-name="P3" draw:layer="layout" svg:width="1.493cm" svg:height="1.509cm" svg:x="12.08cm" svg:y="2.67cm" svg:viewBox="0 0 1494 1510" svg:d="m0 751c0-205 74-387 218-529s316-222 521-222 390 78 536 234 218 330 218 538-73 381-212 526-322 211-531 211-393-70-537-218-213-328-213-540z">
          <text:p text:style-name="P1"/>
        </draw:path>
        <draw:path draw:style-name="gr30" draw:text-style-name="P3" draw:layer="layout" svg:width="0.66cm" svg:height="0.669cm" svg:x="12.375cm" svg:y="2.875cm" svg:viewBox="0 0 661 670" svg:d="m0 334c0-90 31-172 93-234s143-100 233-100 171 35 237 103 97 147 97 240-33 169-96 232-140 94-233 94-174-32-238-96-93-146-93-239z">
          <text:p text:style-name="P1"/>
        </draw:path>
        <draw:g>
          <draw:path draw:style-name="gr29" draw:text-style-name="P3" draw:layer="layout" svg:width="0.499cm" svg:height="0.505cm" svg:x="7.276cm" svg:y="14.238cm" svg:viewBox="0 0 500 506" svg:d="m0 251c0-69 24-129 72-177s106-74 175-74 130 26 179 78 73 111 73 180-24 128-71 176-107 71-177 71-132-24-180-73-71-110-71-181z">
            <text:p text:style-name="P1"/>
          </draw:path>
          <draw:path draw:style-name="gr28" draw:text-style-name="P3" draw:layer="layout" svg:width="1.397cm" svg:height="1.344cm" svg:x="4.187cm" svg:y="14.903cm" svg:viewBox="0 0 1398 1345" svg:d="m400 1073c15 4 54 6 118 6 0 0 0 0 359 0 125 0 188-34 188-103 0 0 0 0 0-210 0-67-52-104-158-113 0 0 0 0-416 0-107 10-161 48-161 113 0 0 0 0 0 210 0 43 24 75 70 97zm-400-101c0 0 0 0 0-156 0-122 31-208 94-257 81-113 196-170 344-170 0 0 0 0 627 0 0 0 0 0 0-61 0-16-7-31-22-43s-30-19-48-19c0 0 0 0-995 0 0 0 0 0 0-266 0 0 0 0 977 0 226 0 364 86 412 258 4 30 7 52 7 64 0 0 1 1019 1 1019s-423 1-423 3 0 0-533 0c-86 0-169-24-249-72s-136-108-168-185c-16-28-24-66-24-115z">
            <text:p text:style-name="P1"/>
          </draw:path>
          <draw:path draw:style-name="gr28" draw:text-style-name="P3" draw:layer="layout" svg:width="1.116cm" svg:height="1.344cm" svg:x="5.775cm" svg:y="14.903cm" svg:viewBox="0 0 1117 1345" svg:d="m0 1344c0 0 0 0 0-977 0-23 2-49 6-76 13-92 46-159 98-201s135-71 247-85c29-4 53-5 75-5 0 0 509 4 690 4 0 0-28-12-28 255 14 23-481 7-644 7-76 0-114 35-114 107 0 0 0 0 0 971 0 0 0 0-330 0z">
            <text:p text:style-name="P1"/>
          </draw:path>
          <draw:path draw:style-name="gr28" draw:text-style-name="P3" draw:layer="layout" svg:width="0.692cm" svg:height="1.777cm" svg:x="6.761cm" svg:y="14.47cm" svg:viewBox="0 0 693 1778" svg:d="m0 1777c0-592 0-1184 0-1777 110 0 220 0 330 0 0 144 0 289 0 433 91 0 271-4 362-4 0 88-40 175-40 265-91 0-231 5-322 5 0 359 0 719 0 1078-110 0-220 0-330 0z">
            <text:p text:style-name="P1"/>
          </draw:path>
          <draw:path draw:style-name="gr28" draw:text-style-name="P3" draw:layer="layout" svg:width="0.332cm" svg:height="1.36cm" svg:x="7.39cm" svg:y="14.904cm" svg:viewBox="0 0 333 1361" svg:d="m2 1360c110 0 220 0 330 0 0-449-3-911-3-1360-110 0-219 0-329 0 0 448 2 911 2 1360z">
            <text:p text:style-name="P1"/>
          </draw:path>
          <draw:path draw:style-name="gr28" draw:text-style-name="P3" draw:layer="layout" svg:width="0.6cm" svg:height="1.777cm" svg:x="7.929cm" svg:y="14.47cm" svg:viewBox="0 0 601 1778" svg:d="m0 1777c0 0 0 0 0-1421 0-31 4-60 12-88 57-178 205-268 444-268 0 0 0 0 144 0 0 0 0 0 0 267 0 0 0 0-164 0-70 14-106 57-106 129 0 0 0 0 0 37 0 0 0 0 270 0 0 0 0 0 0 266 0 0 0 0-270 0 0 0 0 0 0 1078 0 0 0 0-330 0z">
            <text:p text:style-name="P1"/>
          </draw:path>
          <draw:path draw:style-name="gr28" draw:text-style-name="P3" draw:layer="layout" svg:width="1.5cm" svg:height="1.344cm" svg:x="10.007cm" svg:y="14.903cm" svg:viewBox="0 0 1501 1345" svg:d="m0 991c0 0 0 0 0-641 0-114 45-203 135-265 83-57 195-85 337-85 0 0 382 9 1025 9 0 0 3-9 3 257 0 0-385 0-1028 0-95 0-142 38-142 114 0 0 0 0 0 562 0 38 14 71 42 98s64 39 109 39c0 0 0 0 637 0 0 0 0 0 0 265 0 0 0 0-640 0-95 0-177-17-247-48-154-70-231-172-231-305z">
            <text:p text:style-name="P1"/>
          </draw:path>
          <draw:path draw:style-name="gr28" draw:text-style-name="P3" draw:layer="layout" svg:width="0.603cm" svg:height="1.777cm" svg:x="11.489cm" svg:y="14.47cm" svg:viewBox="0 0 604 1778" svg:d="m0 1777c0-592 0-1184 0-1777 110 0 220 0 330 0 0 144 0 289 0 433 91 0 182 0 273 0 0 88 0 176 0 266-91 0-182 0-273 0 0 359 0 719 0 1078-110 0-220 0-330 0z">
            <text:p text:style-name="P1"/>
          </draw:path>
          <draw:path draw:style-name="gr28" draw:text-style-name="P3" draw:layer="layout" svg:width="1.409cm" svg:height="1.344cm" svg:x="12.1cm" svg:y="14.903cm" svg:viewBox="0 0 1410 1345" svg:d="m494 1079c0 0 0 0 429 0 104 0 155-47 155-140 0 0 0 0 0-542 0-87-51-131-155-131 0 0 0 0-429 0-106 0-160 44-160 131 0 0 0 0 0 535 0 98 54 147 160 147zm-490-94c0 0 0 0 0-658 0-191 129-300 387-325 8 0 20-1 36-2 0 0 0 0 524 0 15 0 38 1 68 5 260 30 390 137 390 322 0 0 0 0 0 674 0 128-79 227-236 300-61 29-135 43-222 43 0 0 0 0-500 0-217 0-359-81-424-244-26-72-33-111-23-115z">
            <text:p text:style-name="P1"/>
          </draw:path>
          <draw:path draw:style-name="gr28" draw:text-style-name="P3" draw:layer="layout" svg:width="12.001cm" svg:height="1.765cm" svg:x="4.12cm" svg:y="14.903cm" svg:viewBox="0 0 12002 1766" svg:d="m2 1759c4-3-2-259-2-259 0 0 10619 1 11568 1 69-9 103-47 103-113 0 0 0 0 0-44 0 0 0 0-636 0-118 0-217-33-296-99s-120-146-120-242c0 0-7 3-7-1001 0 0 8-1 338-1 0 0-1-1-1 943 0 90 52 135 157 135 0 0 0 0 413 0 101 0 152-38 152-113 0 0 0 0 0-966 0 0 0 0 330 0 0 0 0 0 0 1375 0 118-34 208-103 268-87 81-203 122-348 122 0 0-11550-5-11548-6z">
            <text:p text:style-name="P1"/>
          </draw:path>
          <draw:path draw:style-name="gr28" draw:text-style-name="P3" draw:layer="layout" svg:width="1.113cm" svg:height="1.344cm" svg:x="13.659cm" svg:y="14.903cm" svg:viewBox="0 0 1114 1345" svg:d="m0 1344c0 0 0 0 0-977 0-23 2-49 6-76 13-92 46-159 98-201s135-71 247-85c29-4 53-5 75-5 0 0 506 2 687 2 0 0-1-9-1 258 0 13-505 6-668 6-76 0-114 35-114 107 0 0 0 0 0 971 0 0 0 0-330 0z">
            <text:p text:style-name="P1"/>
          </draw:path>
          <draw:path draw:style-name="gr28" draw:text-style-name="P3" draw:layer="layout" svg:width="1.397cm" svg:height="1.344cm" svg:x="8.488cm" svg:y="14.903cm" svg:viewBox="0 0 1398 1345" svg:d="m400 1073c15 4 54 6 118 6 0 0 0 0 359 0 125 0 188-34 188-103 0 0 0 0 0-210 0-67-52-104-158-113 0 0 0 0-416 0-107 10-161 48-161 113 0 0 0 0 0 210 0 43 24 75 70 97zm-400-101c0 0 0 0 0-156 0-122 31-208 94-257 81-113 196-170 344-170 0 0 0 0 627 0 0 0 0 0 0-61 0-16-7-31-22-43s-30-19-48-19c0 0 0 0-995 0 0 0 0 0 0-266 0 0 0 0 977 0 226 0 364 86 412 258 4 30 7 52 7 64 0 0 1 1019 1 1019s-423 1-423 3 0 0-533 0c-86 0-169-24-249-72s-136-108-168-185c-16-28-24-66-24-115z">
            <text:p text:style-name="P1"/>
          </draw:path>
          <draw:path draw:style-name="gr29" draw:text-style-name="P3" draw:layer="layout" svg:width="0.499cm" svg:height="0.505cm" svg:x="12.553cm" svg:y="15.292cm" svg:viewBox="0 0 500 506" svg:d="m0 251c0-69 24-129 72-177s106-74 175-74 130 26 179 78 73 111 73 180-24 128-71 176-107 71-177 71-132-24-180-73-71-110-71-181z">
            <text:p text:style-name="P1"/>
          </draw:path>
          <draw:path draw:style-name="gr30" draw:text-style-name="P3" draw:layer="layout" svg:width="0.328cm" svg:height="0.332cm" svg:x="7.277cm" svg:y="14.239cm" svg:viewBox="0 0 329 333" svg:d="m0 165c0-45 16-85 47-116s70-49 115-49 86 17 118 51 48 73 48 119-16 84-47 115-70 47-116 47-87-16-118-48-47-72-47-119z">
            <text:p text:style-name="P1"/>
          </draw:path>
          <draw:path draw:style-name="gr30" draw:text-style-name="P3" draw:layer="layout" svg:width="0.328cm" svg:height="0.332cm" svg:x="12.724cm" svg:y="15.465cm" svg:viewBox="0 0 329 333" svg:d="m0 165c0-45 16-85 47-116s70-49 115-49 86 17 118 51 48 73 48 119-16 84-47 115-70 47-116 47-87-16-118-48-47-72-47-119z">
            <text:p text:style-name="P1"/>
          </draw:path>
        </draw:g>
        <draw:g>
          <draw:path draw:style-name="gr29" draw:text-style-name="P3" draw:layer="layout" svg:width="0.476cm" svg:height="0.481cm" svg:x="7.299cm" svg:y="2.165cm" svg:viewBox="0 0 477 482" svg:d="m0 239c0-65 24-123 69-168s101-71 167-71 124 25 170 75 70 105 70 171-23 122-68 168-102 67-169 67-125-22-171-69-68-105-68-173z">
            <text:p text:style-name="P1"/>
          </draw:path>
          <draw:path draw:style-name="gr30" draw:text-style-name="P3" draw:layer="layout" svg:width="0.21cm" svg:height="0.213cm" svg:x="7.481cm" svg:y="2.348cm" svg:viewBox="0 0 211 214" svg:d="m0 106c0-28 10-54 30-74s45-32 74-32 54 11 75 33 31 47 31 76-10 54-30 74-45 30-74 30-56-10-76-30-30-47-30-77z">
            <text:p text:style-name="P1"/>
          </draw:path>
        </draw:g>
      </draw:page>
      <draw:page draw:name="page3" draw:style-name="dp1" draw:master-page-name="Default">
        <office:forms form:automatic-focus="false" form:apply-design-mode="false"/>
        <draw:g>
          <draw:path draw:style-name="gr28" draw:text-style-name="P3" draw:layer="layout" svg:width="2.966cm" svg:height="2.853cm" svg:x="1.374cm" svg:y="8.566cm" svg:viewBox="0 0 2967 2854" svg:d="m850 2278c31 8 114 13 250 13 0 0 0 0 762 0 266 0 399-73 399-219 0 0 0 0 0-446 0-142-110-221-335-240 0 0 0 0-883 0-227 21-342 102-342 240 0 0 0 0 0 446 0 91 51 159 149 206zm-850-215c0 0 0 0 0-331 0-259 66-441 200-546 172-239 416-360 730-360 0 0 0 0 1331 0 0 0 0 0 0-130 0-34-14-66-46-91s-64-41-102-41c0 0 0 0-2113 0 0 0 0 0 0-564 0 0 0 0 2075 0 479 0 772 182 874 547 9 64 15 111 15 136 0 0 2 2164 2 2164s-898 2-898 6 0 0-1131 0c-183 0-359-51-529-153s-289-229-357-393c-34-59-51-140-51-244z">
            <text:p text:style-name="P1"/>
          </draw:path>
          <draw:path draw:style-name="gr28" draw:text-style-name="P3" draw:layer="layout" svg:width="2.369cm" svg:height="2.853cm" svg:x="4.746cm" svg:y="8.566cm" svg:viewBox="0 0 2370 2854" svg:d="m0 2853c0 0 0 0 0-2074 0-49 4-104 13-162 27-195 97-337 208-426s286-151 524-181c62-8 113-10 159-10 0 0 1081 8 1465 8 0 0-59-25-59 542 30 48-1021 14-1367 14-162 0-243 75-243 228 0 0 0 0 0 2061 0 0 0 0-700 0z">
            <text:p text:style-name="P1"/>
          </draw:path>
          <draw:path draw:style-name="gr28" draw:text-style-name="P3" draw:layer="layout" svg:width="1.469cm" svg:height="3.773cm" svg:x="6.839cm" svg:y="7.646cm" svg:viewBox="0 0 1470 3774" svg:d="m0 3773c0-1257 0-2514 0-3773 234 0 467 0 701 0 0 306 0 614 0 920 193 0 575-9 768-9 0 187-84 372-84 563-194 0-491 10-684 10 0 763 0 1527 0 2289-234 0-467 0-701 0z">
            <text:p text:style-name="P1"/>
          </draw:path>
          <draw:path draw:style-name="gr28" draw:text-style-name="P3" draw:layer="layout" svg:width="0.705cm" svg:height="2.887cm" svg:x="8.175cm" svg:y="8.568cm" svg:viewBox="0 0 706 2888" svg:d="m4 2887c234 0 467 0 701 0 0-953-7-1934-7-2887-233 0-465 0-698 0 0 951 4 1934 4 2887z">
            <text:p text:style-name="P1"/>
          </draw:path>
          <draw:path draw:style-name="gr28" draw:text-style-name="P3" draw:layer="layout" svg:width="1.274cm" svg:height="3.773cm" svg:x="9.319cm" svg:y="7.646cm" svg:viewBox="0 0 1275 3774" svg:d="m0 3773c0 0 0 0 0-3017 0-66 9-127 26-187 121-378 435-569 942-569 0 0 0 0 306 0 0 0 0 0 0 567 0 0 0 0-348 0-149 30-225 121-225 274 0 0 0 0 0 79 0 0 0 0 573 0 0 0 0 0 0 564 0 0 0 0-573 0 0 0 0 0 0 2289 0 0 0 0-701 0z">
            <text:p text:style-name="P1"/>
          </draw:path>
          <draw:path draw:style-name="gr28" draw:text-style-name="P3" draw:layer="layout" svg:width="3.185cm" svg:height="2.853cm" svg:x="13.731cm" svg:y="8.566cm" svg:viewBox="0 0 3186 2854" svg:d="m0 2104c0 0 0 0 0-1361 0-242 96-431 287-563 176-121 414-180 715-180 0 0 811 19 2176 19 0 0 7-19 7 545 0 0-818 0-2183 0-202 0-301 81-301 242 0 0 0 0 0 1194 0 80 29 150 89 208s136 83 231 83c0 0 0 0 1353 0 0 0 0 0 0 562 0 0 0 0-1359 0-202 0-376-36-525-102-326-148-490-365-490-647z">
            <text:p text:style-name="P1"/>
          </draw:path>
          <draw:path draw:style-name="gr28" draw:text-style-name="P3" draw:layer="layout" svg:width="1.28cm" svg:height="3.773cm" svg:x="16.878cm" svg:y="7.646cm" svg:viewBox="0 0 1281 3774" svg:d="m0 3773c0-1257 0-2514 0-3773 233 0 467 0 700 0 0 306 0 614 0 920 193 0 387 0 580 0 0 186 0 373 0 564-193 0-387 0-580 0 0 763 0 1527 0 2289-233 0-467 0-700 0z">
            <text:p text:style-name="P1"/>
          </draw:path>
          <draw:path draw:style-name="gr28" draw:text-style-name="P3" draw:layer="layout" svg:width="25.48cm" svg:height="3.747cm" svg:x="1.232cm" svg:y="8.566cm" svg:viewBox="0 0 25481 3748" svg:d="m4 3734c9-6-4-550-4-550 0 0 22546 2 24561 2 146-19 218-99 218-239 0 0 0 0 0-94 0 0 0 0-1350 0-250 0-461-70-628-210s-255-310-255-514c0 0-15 7-15-2125 0 0 17-2 718-2 0 0-3-2-3 2002 0 191 111 287 334 287 0 0 0 0 877 0 214 0 322-81 322-240 0 0 0 0 0-2051 0 0 0 0 701 0 0 0 0 0 0 2919 0 251-72 442-219 569-184 172-431 259-738 259 0 0-24523-11-24519-13z">
            <text:p text:style-name="P1"/>
          </draw:path>
          <draw:path draw:style-name="gr28" draw:text-style-name="P3" draw:layer="layout" svg:width="2.363cm" svg:height="2.853cm" svg:x="21.485cm" svg:y="8.566cm" svg:viewBox="0 0 2364 2854" svg:d="m0 2853c0 0 0 0 0-2074 0-49 4-104 13-162 27-195 97-337 208-426s286-151 524-181c62-8 113-10 159-10 0 0 1075 4 1459 4 0 0-2-19-2 548 0 27-1072 12-1418 12-162 0-243 75-243 228 0 0 0 0 0 2061 0 0 0 0-700 0z">
            <text:p text:style-name="P1"/>
          </draw:path>
          <draw:path draw:style-name="gr28" draw:text-style-name="P3" draw:layer="layout" svg:width="2.966cm" svg:height="2.853cm" svg:x="10.506cm" svg:y="8.566cm" svg:viewBox="0 0 2967 2854" svg:d="m849 2278c32 8 115 13 251 13 0 0 0 0 762 0 265 0 399-73 399-219 0 0 0 0 0-446 0-142-110-221-335-240 0 0 0 0-884 0-227 21-341 102-341 240 0 0 0 0 0 446 0 91 51 159 148 206zm-849-215c0 0 0 0 0-331 0-259 66-441 200-546 172-239 416-360 730-360 0 0 0 0 1331 0 0 0 0 0 0-130 0-34-15-66-47-91s-63-41-101-41c0 0 0 0-2113 0 0 0 0 0 0-564 0 0 0 0 2074 0 480 0 773 182 875 547 9 64 15 111 15 136 0 0 2 2164 2 2164s-898 2-898 6 0 0-1132 0c-182 0-359-51-528-153s-289-229-357-393c-34-59-51-140-51-244z">
            <text:p text:style-name="P1"/>
          </draw:path>
          <draw:path draw:style-name="gr29" draw:text-style-name="P3" draw:layer="layout" svg:width="3.17cm" svg:height="3.204cm" svg:x="18.134cm" svg:y="8.334cm" svg:viewBox="0 0 3171 3205" svg:d="m0 1595c0-436 158-822 463-1123s671-472 1107-472 828 166 1138 497 462 701 462 1142-155 809-450 1117-683 448-1127 448-835-149-1140-463-453-696-453-1146z">
            <text:p text:style-name="P1"/>
          </draw:path>
          <draw:path draw:style-name="gr30" draw:text-style-name="P3" draw:layer="layout" svg:width="1.401cm" svg:height="1.421cm" svg:x="18.761cm" svg:y="8.769cm" svg:viewBox="0 0 1402 1422" svg:d="m0 710c0-192 66-366 197-497s304-213 495-213 363 75 503 219 206 312 206 510-70 359-204 492-297 200-494 200-370-68-506-204-197-310-197-507z">
            <text:p text:style-name="P1"/>
          </draw:path>
          <draw:g>
            <draw:path draw:style-name="gr29" draw:text-style-name="P3" draw:layer="layout" svg:width="1.01cm" svg:height="1.021cm" svg:x="7.984cm" svg:y="7.262cm" svg:viewBox="0 0 1011 1022" svg:d="m0 507c0-138 51-261 146-356s215-151 355-151 263 53 361 159 148 223 148 363-49 259-144 357-217 142-359 142-265-46-363-146-144-223-144-368z">
              <text:p text:style-name="P1"/>
            </draw:path>
            <draw:path draw:style-name="gr30" draw:text-style-name="P3" draw:layer="layout" svg:width="0.446cm" svg:height="0.452cm" svg:x="8.37cm" svg:y="7.651cm" svg:viewBox="0 0 447 453" svg:d="m0 225c0-60 21-115 64-158s95-67 157-67 115 23 159 70 66 99 66 161-21 115-64 157-95 64-157 64-119-21-161-64-64-100-64-163z">
              <text:p text:style-name="P1"/>
            </draw:path>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he" style:country-complex="IL"/>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Win32 OpenOffice.org_project/680m6$Build-9095</meta:generator>
    <meta:initial-creator>Yoav Landman</meta:initial-creator>
    <meta:creation-date>2006-12-30T19:04:32</meta:creation-date>
    <dc:creator>Yoav Landman</dc:creator>
    <dc:date>2007-02-06T14:01:44</dc:date>
    <dc:language>en-US</dc:language>
    <meta:editing-cycles>17</meta:editing-cycles>
    <meta:editing-duration>PT3H30M29S</meta:editing-duration>
    <meta:user-defined meta:name="Info 1"/>
    <meta:user-defined meta:name="Info 2"/>
    <meta:user-defined meta:name="Info 3"/>
    <meta:user-defined meta:name="Info 4"/>
    <meta:document-statistic meta:object-count="151"/>
  </office:meta>
</office:document-meta>
</file>